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Georgia" svg:font-family="Georgia" style:font-family-generic="roman"/>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color="#000000" style:font-name="Arial" fo:font-size="10pt" officeooo:paragraph-rsid="0017d628" style:font-size-asian="10pt" style:font-size-complex="10pt"/>
    </style:style>
    <style:style style:name="P3" style:family="paragraph" style:parent-style-name="Standard">
      <style:text-properties fo:color="#000000" style:font-name="Arial" fo:font-size="10pt" officeooo:paragraph-rsid="0017f67f" style:font-size-asian="10pt" style:font-size-complex="10pt"/>
    </style:style>
    <style:style style:name="P4" style:family="paragraph" style:parent-style-name="Standard">
      <style:text-properties fo:color="#000000" style:font-name="Arial" fo:font-size="10pt" officeooo:paragraph-rsid="001c4db8" style:font-size-asian="10pt" style:font-size-complex="10pt"/>
    </style:style>
    <style:style style:name="P5" style:family="paragraph" style:parent-style-name="Standard">
      <style:text-properties fo:color="#000000" style:font-name="Arial" fo:font-size="10pt" officeooo:paragraph-rsid="001f7074" style:font-size-asian="10pt" style:font-size-complex="10pt"/>
    </style:style>
    <style:style style:name="P6" style:family="paragraph" style:parent-style-name="Standard">
      <style:text-properties fo:color="#000000" style:font-name="Arial" fo:font-size="10pt" officeooo:rsid="0017d628" officeooo:paragraph-rsid="0017d628" style:font-size-asian="10pt" style:font-size-complex="10pt"/>
    </style:style>
    <style:style style:name="P7" style:family="paragraph" style:parent-style-name="Standard">
      <style:text-properties fo:color="#000000" style:font-name="Arial" fo:font-size="10pt" officeooo:rsid="0017d628" officeooo:paragraph-rsid="0017f67f" style:font-size-asian="10pt" style:font-size-complex="10pt"/>
    </style:style>
    <style:style style:name="P8" style:family="paragraph" style:parent-style-name="Standard">
      <style:text-properties fo:color="#000000" style:font-name="Arial" fo:font-size="10pt" officeooo:rsid="0017d628" officeooo:paragraph-rsid="0025a625" style:font-size-asian="10pt" style:font-size-complex="10pt"/>
    </style:style>
    <style:style style:name="P9" style:family="paragraph" style:parent-style-name="Standard">
      <style:text-properties fo:color="#000000" style:font-name="Arial" fo:font-size="10pt" officeooo:rsid="0017d628" officeooo:paragraph-rsid="00288771" style:font-size-asian="10pt" style:font-size-complex="10pt"/>
    </style:style>
    <style:style style:name="P10" style:family="paragraph" style:parent-style-name="Standard">
      <style:text-properties fo:color="#000000" style:font-name="Arial" fo:font-size="10pt" officeooo:rsid="0017d628" officeooo:paragraph-rsid="002c59b9" style:font-size-asian="10pt" style:font-size-complex="10pt"/>
    </style:style>
    <style:style style:name="P11" style:family="paragraph" style:parent-style-name="Standard">
      <style:text-properties fo:color="#000000" style:font-name="Arial" fo:font-size="10pt" officeooo:rsid="0017d628" officeooo:paragraph-rsid="002c6fa5" style:font-size-asian="10pt" style:font-size-complex="10pt"/>
    </style:style>
    <style:style style:name="P12" style:family="paragraph" style:parent-style-name="Standard">
      <style:text-properties fo:color="#000000" style:font-name="Arial" fo:font-size="10pt" officeooo:rsid="0017d628" officeooo:paragraph-rsid="002de55f" style:font-size-asian="10pt" style:font-size-complex="10pt"/>
    </style:style>
    <style:style style:name="P13" style:family="paragraph" style:parent-style-name="Standard">
      <style:text-properties fo:color="#000000" style:font-name="Arial" fo:font-size="10pt" officeooo:rsid="0017d628" officeooo:paragraph-rsid="00312c85" style:font-size-asian="10pt" style:font-size-complex="10pt"/>
    </style:style>
    <style:style style:name="P14" style:family="paragraph" style:parent-style-name="Standard">
      <style:text-properties fo:color="#000000" style:font-name="Arial" fo:font-size="10pt" officeooo:rsid="0017d628" officeooo:paragraph-rsid="0032c9a8" style:font-size-asian="10pt" style:font-size-complex="10pt"/>
    </style:style>
    <style:style style:name="P15" style:family="paragraph" style:parent-style-name="Standard">
      <style:text-properties fo:color="#000000" style:font-name="Arial" fo:font-size="10pt" officeooo:rsid="0017d628" officeooo:paragraph-rsid="003a84d6" style:font-size-asian="10pt" style:font-size-complex="10pt"/>
    </style:style>
    <style:style style:name="P16" style:family="paragraph" style:parent-style-name="Standard">
      <style:text-properties fo:color="#000000" style:font-name="Arial" fo:font-size="10pt" officeooo:rsid="0017d628" officeooo:paragraph-rsid="003c1472" style:font-size-asian="10pt" style:font-size-complex="10pt"/>
    </style:style>
    <style:style style:name="P17" style:family="paragraph" style:parent-style-name="Standard">
      <style:text-properties fo:color="#000000" style:font-name="Arial" fo:font-size="10pt" officeooo:rsid="0017d628" officeooo:paragraph-rsid="0061106a" style:font-size-asian="10pt" style:font-size-complex="10pt"/>
    </style:style>
    <style:style style:name="P18" style:family="paragraph" style:parent-style-name="Standard">
      <style:text-properties fo:color="#000000" style:font-name="Arial" fo:font-size="10pt" officeooo:rsid="0017d628" officeooo:paragraph-rsid="006f1c65" style:font-size-asian="10pt" style:font-size-complex="10pt"/>
    </style:style>
    <style:style style:name="P19" style:family="paragraph" style:parent-style-name="Standard">
      <style:text-properties fo:color="#000000" style:font-name="Arial" fo:font-size="10pt" officeooo:rsid="001ecc89" officeooo:paragraph-rsid="0017d628" style:font-size-asian="10pt" style:font-size-complex="10pt"/>
    </style:style>
    <style:style style:name="P20" style:family="paragraph" style:parent-style-name="Standard">
      <style:text-properties fo:color="#000000" style:font-name="Arial" fo:font-size="10pt" officeooo:rsid="0017f67f" officeooo:paragraph-rsid="0017f67f" style:font-size-asian="10pt" style:font-size-complex="10pt"/>
    </style:style>
    <style:style style:name="P21" style:family="paragraph" style:parent-style-name="Standard">
      <style:text-properties fo:color="#000000" style:font-name="Arial" fo:font-size="10pt" officeooo:rsid="0022b2f9" officeooo:paragraph-rsid="0022b2f9" style:font-size-asian="10pt" style:font-size-complex="10pt"/>
    </style:style>
    <style:style style:name="P22" style:family="paragraph" style:parent-style-name="Standard">
      <style:text-properties fo:color="#000000" style:font-name="Arial" fo:font-size="10pt" officeooo:rsid="001f7074" officeooo:paragraph-rsid="001f7074" style:font-size-asian="10pt" style:font-size-complex="10pt"/>
    </style:style>
    <style:style style:name="P23" style:family="paragraph" style:parent-style-name="Standard">
      <style:text-properties fo:color="#000000" style:font-name="Arial" fo:font-size="10pt" officeooo:rsid="0020b391" officeooo:paragraph-rsid="0020b391" style:font-size-asian="10pt" style:font-size-complex="10pt"/>
    </style:style>
    <style:style style:name="P24" style:family="paragraph" style:parent-style-name="Standard">
      <style:text-properties fo:color="#000000" style:font-name="Arial" fo:font-size="10pt" officeooo:paragraph-rsid="0025a625" style:font-size-asian="10pt" style:font-size-complex="10pt"/>
    </style:style>
    <style:style style:name="P25" style:family="paragraph" style:parent-style-name="Standard">
      <style:text-properties fo:color="#000000" style:font-name="Arial" fo:font-size="10pt" officeooo:paragraph-rsid="0029d2bf" style:font-size-asian="10pt" style:font-size-complex="10pt"/>
    </style:style>
    <style:style style:name="P26" style:family="paragraph" style:parent-style-name="Standard">
      <style:text-properties fo:color="#000000" style:font-name="Arial" fo:font-size="10pt" officeooo:rsid="0025a625" officeooo:paragraph-rsid="0025a625" style:font-size-asian="10pt" style:font-size-complex="10pt"/>
    </style:style>
    <style:style style:name="P27" style:family="paragraph" style:parent-style-name="Standard">
      <style:text-properties fo:color="#000000" style:font-name="Arial" fo:font-size="10pt" officeooo:rsid="002c0271" officeooo:paragraph-rsid="002c0271" style:font-size-asian="10pt" style:font-size-complex="10pt"/>
    </style:style>
    <style:style style:name="P28" style:family="paragraph" style:parent-style-name="Standard">
      <style:text-properties fo:color="#000000" style:font-name="Arial" fo:font-size="10pt" officeooo:rsid="002b5d8c" officeooo:paragraph-rsid="002b5d8c" style:font-size-asian="10pt" style:font-size-complex="10pt"/>
    </style:style>
    <style:style style:name="P29" style:family="paragraph" style:parent-style-name="Standard">
      <style:text-properties fo:color="#000000" style:font-name="Arial" fo:font-size="10pt" officeooo:rsid="00353ed3" officeooo:paragraph-rsid="00353ed3" style:font-size-asian="10pt" style:font-size-complex="10pt"/>
    </style:style>
    <style:style style:name="P30" style:family="paragraph" style:parent-style-name="Standard">
      <style:text-properties fo:color="#000000" style:font-name="Arial" fo:font-size="10pt" officeooo:rsid="002c6fa5" officeooo:paragraph-rsid="002c59b9" style:font-size-asian="10pt" style:font-size-complex="10pt"/>
    </style:style>
    <style:style style:name="P31" style:family="paragraph" style:parent-style-name="Standard">
      <style:text-properties fo:color="#000000" style:font-name="Arial" fo:font-size="10pt" officeooo:rsid="002c6fa5" officeooo:paragraph-rsid="002c6fa5" style:font-size-asian="10pt" style:font-size-complex="10pt"/>
    </style:style>
    <style:style style:name="P32" style:family="paragraph" style:parent-style-name="Standard">
      <style:text-properties fo:color="#000000" style:font-name="Arial" fo:font-size="10pt" officeooo:rsid="002de55f" officeooo:paragraph-rsid="002de55f" style:font-size-asian="10pt" style:font-size-complex="10pt"/>
    </style:style>
    <style:style style:name="P33" style:family="paragraph" style:parent-style-name="Standard">
      <style:text-properties fo:color="#000000" style:font-name="Arial" fo:font-size="10pt" officeooo:rsid="0032c9a8" officeooo:paragraph-rsid="0032c9a8" style:font-size-asian="10pt" style:font-size-complex="10pt"/>
    </style:style>
    <style:style style:name="P34" style:family="paragraph" style:parent-style-name="Standard">
      <style:text-properties fo:color="#000000" style:font-name="Arial" fo:font-size="10pt" officeooo:rsid="0033f8e6" officeooo:paragraph-rsid="0033f8e6" style:font-size-asian="10pt" style:font-size-complex="10pt"/>
    </style:style>
    <style:style style:name="P35" style:family="paragraph" style:parent-style-name="Standard">
      <style:text-properties fo:color="#000000" style:font-name="Arial" fo:font-size="10pt" officeooo:rsid="002c59b9" officeooo:paragraph-rsid="002c59b9" style:font-size-asian="10pt" style:font-size-complex="10pt"/>
    </style:style>
    <style:style style:name="P36" style:family="paragraph" style:parent-style-name="Standard">
      <style:text-properties fo:color="#000000" style:font-name="Arial" fo:font-size="10pt" officeooo:rsid="002bc277" officeooo:paragraph-rsid="002bc277" style:font-size-asian="10pt" style:font-size-complex="10pt"/>
    </style:style>
    <style:style style:name="P37" style:family="paragraph" style:parent-style-name="Standard">
      <style:text-properties fo:color="#000000" style:font-name="Arial" fo:font-size="10pt" officeooo:rsid="0030c3ee" officeooo:paragraph-rsid="0030c3ee" style:font-size-asian="10pt" style:font-size-complex="10pt"/>
    </style:style>
    <style:style style:name="P38" style:family="paragraph" style:parent-style-name="Standard">
      <style:text-properties fo:color="#000000" style:font-name="Arial" fo:font-size="10pt" officeooo:rsid="00312c85" officeooo:paragraph-rsid="00312c85" style:font-size-asian="10pt" style:font-size-complex="10pt"/>
    </style:style>
    <style:style style:name="P39" style:family="paragraph" style:parent-style-name="Standard">
      <style:text-properties fo:color="#000000" style:font-name="Arial" fo:font-size="10pt" officeooo:rsid="003c1472" officeooo:paragraph-rsid="003c1472" style:font-size-asian="10pt" style:font-size-complex="10pt"/>
    </style:style>
    <style:style style:name="P40" style:family="paragraph" style:parent-style-name="Standard">
      <style:text-properties fo:color="#000000" style:font-name="Arial" fo:font-size="10pt" fo:font-weight="bold" officeooo:rsid="0025a625" officeooo:paragraph-rsid="0025a625" style:font-size-asian="10pt" style:font-weight-asian="bold" style:font-size-complex="10pt" style:font-weight-complex="bold"/>
    </style:style>
    <style:style style:name="P41" style:family="paragraph" style:parent-style-name="Standard">
      <style:text-properties fo:color="#000000" style:font-name="Arial" fo:font-size="10pt" fo:font-weight="bold" officeooo:rsid="00288771" officeooo:paragraph-rsid="00288771" style:font-size-asian="10pt" style:font-weight-asian="bold" style:font-size-complex="10pt" style:font-weight-complex="bold"/>
    </style:style>
    <style:style style:name="P42" style:family="paragraph" style:parent-style-name="Standard">
      <style:text-properties fo:color="#000000" style:font-name="Arial" fo:font-size="10pt" fo:font-weight="bold" officeooo:rsid="0017d628" officeooo:paragraph-rsid="0017d628" fo:background-color="#00ff00" style:font-size-asian="10pt" style:font-weight-asian="bold" style:font-size-complex="10pt" style:font-weight-complex="bold"/>
    </style:style>
    <style:style style:name="P43" style:family="paragraph" style:parent-style-name="Standard">
      <style:text-properties fo:color="#000000" style:font-name="Arial" fo:font-size="10pt" fo:font-weight="bold" officeooo:rsid="00288771" officeooo:paragraph-rsid="00288771" fo:background-color="#00ff00" style:font-size-asian="10pt" style:font-weight-asian="bold" style:font-size-complex="10pt" style:font-weight-complex="bold"/>
    </style:style>
    <style:style style:name="P44" style:family="paragraph" style:parent-style-name="Standard">
      <style:text-properties fo:color="#000000" style:font-name="Arial" fo:font-size="10pt" fo:font-weight="normal" officeooo:rsid="001c4db8" officeooo:paragraph-rsid="001c4db8" style:font-size-asian="10pt" style:font-weight-asian="normal" style:font-size-complex="10pt" style:font-weight-complex="normal"/>
    </style:style>
    <style:style style:name="P45" style:family="paragraph" style:parent-style-name="Standard">
      <style:text-properties fo:color="#000000" style:font-name="Arial" fo:font-size="10pt" fo:font-weight="normal" officeooo:rsid="00288771" officeooo:paragraph-rsid="00288771" style:font-size-asian="10pt" style:font-weight-asian="normal" style:font-size-complex="10pt" style:font-weight-complex="normal"/>
    </style:style>
    <style:style style:name="P46" style:family="paragraph" style:parent-style-name="Standard">
      <style:text-properties fo:color="#000000" style:font-name="Arial" fo:font-size="10pt" fo:font-weight="normal" officeooo:rsid="00288771" officeooo:paragraph-rsid="004ed852" style:font-size-asian="10pt" style:font-weight-asian="normal" style:font-size-complex="10pt" style:font-weight-complex="normal"/>
    </style:style>
    <style:style style:name="P47" style:family="paragraph" style:parent-style-name="Standard">
      <style:text-properties fo:color="#000000" style:font-name="Arial" fo:font-size="10pt" officeooo:rsid="0017d628" officeooo:paragraph-rsid="002c6fa5" fo:background-color="#00ff00" style:font-size-asian="10pt" style:font-size-complex="10pt"/>
    </style:style>
    <style:style style:name="P48" style:family="paragraph" style:parent-style-name="Standard">
      <style:paragraph-properties fo:text-align="start" style:justify-single-word="false"/>
      <style:text-properties fo:color="#000000" style:font-name="Arial1" fo:font-size="10pt" officeooo:rsid="0017d628" officeooo:paragraph-rsid="002bc277" style:font-size-asian="10pt" style:font-size-complex="10pt"/>
    </style:style>
    <style:style style:name="P49" style:family="paragraph" style:parent-style-name="Standard">
      <style:paragraph-properties fo:text-align="start" style:justify-single-word="false"/>
      <style:text-properties fo:color="#000000" style:font-name="Arial1" fo:font-size="10pt" officeooo:rsid="0025a625" style:font-size-asian="10pt" style:font-size-complex="10pt"/>
    </style:style>
    <style:style style:name="P50" style:family="paragraph" style:parent-style-name="Standard">
      <style:paragraph-properties fo:text-align="start" style:justify-single-word="false"/>
      <style:text-properties fo:color="#000000" style:font-name="Arial1" fo:font-size="10pt" officeooo:rsid="0025a625" officeooo:paragraph-rsid="005b4c3c" style:font-size-asian="10pt" style:font-size-complex="10pt"/>
    </style:style>
    <style:style style:name="P51" style:family="paragraph" style:parent-style-name="Standard">
      <style:paragraph-properties fo:text-align="start" style:justify-single-word="false"/>
      <style:text-properties fo:color="#000000" style:font-name="Arial1" fo:font-size="10pt" officeooo:rsid="0025a625" officeooo:paragraph-rsid="005c8bc6" style:font-size-asian="10pt" style:font-size-complex="10pt"/>
    </style:style>
    <style:style style:name="P52" style:family="paragraph" style:parent-style-name="Standard">
      <style:paragraph-properties fo:text-align="start" style:justify-single-word="false"/>
      <style:text-properties fo:color="#000000" style:font-name="Arial1" fo:font-size="10pt" officeooo:rsid="0025a625" officeooo:paragraph-rsid="006bc3da" style:font-size-asian="10pt" style:font-size-complex="10pt"/>
    </style:style>
    <style:style style:name="P53" style:family="paragraph" style:parent-style-name="Standard">
      <style:paragraph-properties fo:text-align="start" style:justify-single-word="false"/>
      <style:text-properties fo:color="#000000" style:font-name="Arial1" fo:font-size="10pt" officeooo:rsid="0025a625" officeooo:paragraph-rsid="004189da" style:font-size-asian="10pt" style:font-size-complex="10pt"/>
    </style:style>
    <style:style style:name="P54" style:family="paragraph" style:parent-style-name="Standard">
      <style:paragraph-properties fo:text-align="start" style:justify-single-word="false"/>
      <style:text-properties fo:color="#000000" style:font-name="Arial1" fo:font-size="10pt" officeooo:rsid="0025a625" officeooo:paragraph-rsid="006dac83" style:font-size-asian="10pt" style:font-size-complex="10pt"/>
    </style:style>
    <style:style style:name="P55" style:family="paragraph" style:parent-style-name="Standard">
      <style:paragraph-properties fo:text-align="start" style:justify-single-word="false"/>
      <style:text-properties fo:color="#000000" style:font-name="Arial1" fo:font-size="10pt" officeooo:rsid="00564191" officeooo:paragraph-rsid="00564191" style:font-size-asian="10pt" style:font-size-complex="10pt"/>
    </style:style>
    <style:style style:name="P56" style:family="paragraph" style:parent-style-name="Standard">
      <style:paragraph-properties fo:text-align="start" style:justify-single-word="false"/>
      <style:text-properties fo:color="#000000" style:font-name="Arial1" fo:font-size="10pt" officeooo:rsid="0038f9e2" officeooo:paragraph-rsid="00564191" style:font-size-asian="10pt" style:font-size-complex="10pt"/>
    </style:style>
    <style:style style:name="P57" style:family="paragraph" style:parent-style-name="Standard">
      <style:paragraph-properties fo:text-align="start" style:justify-single-word="false"/>
      <style:text-properties fo:color="#000000" style:font-name="Arial1" fo:font-size="10pt" officeooo:rsid="0040e091" officeooo:paragraph-rsid="006dac83" style:font-size-asian="10pt" style:font-size-complex="10pt"/>
    </style:style>
    <style:style style:name="P58" style:family="paragraph" style:parent-style-name="Standard">
      <style:paragraph-properties fo:text-align="start" style:justify-single-word="false"/>
      <style:text-properties fo:color="#000000" style:font-name="Arial1" fo:font-size="10pt" officeooo:rsid="004189da" officeooo:paragraph-rsid="006dac83" style:font-size-asian="10pt" style:font-size-complex="10pt"/>
    </style:style>
    <style:style style:name="P59" style:family="paragraph" style:parent-style-name="Standard">
      <style:paragraph-properties fo:text-align="start" style:justify-single-word="false"/>
      <style:text-properties fo:color="#000000" style:font-name="Arial1" fo:font-size="10pt" officeooo:rsid="00463381" officeooo:paragraph-rsid="006dac83" style:font-size-asian="10pt" style:font-size-complex="10pt"/>
    </style:style>
    <style:style style:name="P60" style:family="paragraph" style:parent-style-name="Standard">
      <style:paragraph-properties fo:text-align="start" style:justify-single-word="false"/>
      <style:text-properties fo:color="#000000" style:font-name="Arial1" fo:font-size="10pt" fo:font-weight="bold" officeooo:rsid="00564191" officeooo:paragraph-rsid="00564191" fo:background-color="#00ff00" style:font-size-asian="10pt" style:font-weight-asian="bold" style:font-size-complex="10pt" style:font-weight-complex="bold"/>
    </style:style>
    <style:style style:name="P61" style:family="paragraph" style:parent-style-name="Standard">
      <style:paragraph-properties fo:text-align="start" style:justify-single-word="false"/>
      <style:text-properties fo:color="#000000" style:font-name="Arial1" fo:font-size="10pt" fo:font-weight="bold" officeooo:rsid="004189da" officeooo:paragraph-rsid="006dac83" fo:background-color="#00ff00" style:font-size-asian="10pt" style:font-weight-asian="bold" style:font-size-complex="10pt" style:font-weight-complex="bold"/>
    </style:style>
    <style:style style:name="P62" style:family="paragraph" style:parent-style-name="Standard">
      <style:paragraph-properties fo:text-align="start" style:justify-single-word="false"/>
      <style:text-properties fo:color="#000000" style:font-name="Arial1" fo:font-size="10pt" fo:font-weight="bold" officeooo:rsid="0040e091" officeooo:paragraph-rsid="006dac83" fo:background-color="#00ff00" style:font-size-asian="10pt" style:font-weight-asian="bold" style:font-size-complex="10pt" style:font-weight-complex="bold"/>
    </style:style>
    <style:style style:name="P63" style:family="paragraph" style:parent-style-name="Standard">
      <style:paragraph-properties fo:text-align="start" style:justify-single-word="false"/>
      <style:text-properties fo:color="#000000" style:font-name="Arial1" fo:font-size="10pt" fo:font-weight="normal" officeooo:rsid="004d4977" officeooo:paragraph-rsid="006dac83" style:font-size-asian="10pt" style:font-weight-asian="normal" style:font-size-complex="10pt" style:font-weight-complex="normal"/>
    </style:style>
    <style:style style:name="P64" style:family="paragraph" style:parent-style-name="Standard">
      <style:text-properties fo:font-size="11pt" fo:font-weight="normal" officeooo:paragraph-rsid="004ed852" style:font-size-asian="11pt" style:font-weight-asian="normal" style:font-size-complex="11pt" style:font-weight-complex="normal"/>
    </style:style>
    <style:style style:name="P65" style:family="paragraph" style:parent-style-name="Standard">
      <style:text-properties fo:font-size="11pt" fo:font-weight="normal" officeooo:paragraph-rsid="004fc766" style:font-size-asian="11pt" style:font-weight-asian="normal" style:font-size-complex="11pt" style:font-weight-complex="normal"/>
    </style:style>
    <style:style style:name="P66" style:family="paragraph" style:parent-style-name="Standard">
      <style:text-properties fo:font-size="11pt" fo:font-weight="normal" officeooo:rsid="004ed852" officeooo:paragraph-rsid="004ed852" style:font-size-asian="11pt" style:font-weight-asian="normal" style:font-size-complex="11pt" style:font-weight-complex="normal"/>
    </style:style>
    <style:style style:name="P67" style:family="paragraph" style:parent-style-name="Standard">
      <style:text-properties fo:font-size="11pt" fo:font-weight="normal" officeooo:rsid="004fc766" officeooo:paragraph-rsid="004ed852" style:font-size-asian="11pt" style:font-weight-asian="normal" style:font-size-complex="11pt" style:font-weight-complex="normal"/>
    </style:style>
    <style:style style:name="P68" style:family="paragraph" style:parent-style-name="Standard">
      <style:text-properties fo:font-size="11pt" fo:font-weight="normal" officeooo:rsid="004fc766" officeooo:paragraph-rsid="004fc766" style:font-size-asian="11pt" style:font-weight-asian="normal" style:font-size-complex="11pt" style:font-weight-complex="normal"/>
    </style:style>
    <style:style style:name="P69" style:family="paragraph" style:parent-style-name="Standard">
      <style:text-properties fo:font-size="11pt" fo:font-weight="normal" officeooo:rsid="0054b6a6" officeooo:paragraph-rsid="004fc766" style:font-size-asian="11pt" style:font-weight-asian="normal" style:font-size-complex="11pt" style:font-weight-complex="normal"/>
    </style:style>
    <style:style style:name="P70" style:family="paragraph" style:parent-style-name="Standard">
      <style:text-properties fo:font-size="11pt" fo:font-weight="bold" officeooo:paragraph-rsid="004ed852" style:font-size-asian="11pt" style:font-weight-asian="bold" style:font-size-complex="11pt" style:font-weight-complex="bold"/>
    </style:style>
    <style:style style:name="P71" style:family="paragraph" style:parent-style-name="Standard">
      <style:text-properties fo:font-size="11pt" fo:font-weight="bold" officeooo:paragraph-rsid="004fc766" style:font-size-asian="11pt" style:font-weight-asian="bold" style:font-size-complex="11pt" style:font-weight-complex="bold"/>
    </style:style>
    <style:style style:name="P72" style:family="paragraph" style:parent-style-name="Standard">
      <style:text-properties fo:font-weight="normal" officeooo:rsid="004fc766" officeooo:paragraph-rsid="004fc766" style:font-weight-asian="normal" style:font-weight-complex="normal"/>
    </style:style>
    <style:style style:name="P73" style:family="paragraph" style:parent-style-name="Standard">
      <style:text-properties fo:font-weight="normal" officeooo:rsid="004ed852" officeooo:paragraph-rsid="004ed852" style:font-weight-asian="normal" style:font-weight-complex="normal"/>
    </style:style>
    <style:style style:name="P74" style:family="paragraph" style:parent-style-name="Standard">
      <style:text-properties fo:font-weight="normal" officeooo:rsid="004ed852" officeooo:paragraph-rsid="006e93a7" style:font-weight-asian="normal" style:font-weight-complex="normal"/>
    </style:style>
    <style:style style:name="P75" style:family="paragraph" style:parent-style-name="Standard">
      <style:text-properties fo:font-weight="bold" officeooo:rsid="004ed852" officeooo:paragraph-rsid="004ed852" fo:background-color="#00ff00" style:font-weight-asian="bold" style:font-weight-complex="bold"/>
    </style:style>
    <style:style style:name="P76" style:family="paragraph" style:parent-style-name="Standard">
      <style:paragraph-properties fo:text-align="start" style:justify-single-word="false"/>
      <style:text-properties style:font-name="Arial1" fo:font-size="10pt" officeooo:paragraph-rsid="006dac83" style:font-size-asian="10pt" style:font-size-complex="10pt"/>
    </style:style>
    <style:style style:name="P77" style:family="paragraph" style:parent-style-name="Horizontal_20_Line">
      <style:text-properties fo:font-size="10pt" style:font-size-asian="10pt" style:font-size-complex="10pt"/>
    </style:style>
    <style:style style:name="P78" style:family="paragraph" style:parent-style-name="Standard" style:master-page-name="Standard">
      <style:paragraph-properties style:page-number="auto"/>
      <style:text-properties fo:font-size="10pt" fo:font-weight="bold" officeooo:paragraph-rsid="001f14d9" style:font-size-asian="10pt" style:font-weight-asian="bold" style:font-size-complex="10pt" style:font-weight-complex="bold"/>
    </style:style>
    <style:style style:name="P79" style:family="paragraph" style:parent-style-name="Standard">
      <style:text-properties fo:font-size="11pt" fo:font-weight="normal" officeooo:rsid="006965c0" officeooo:paragraph-rsid="006965c0" style:font-size-asian="11pt" style:font-weight-asian="normal" style:font-size-complex="11pt" style:font-weight-complex="normal"/>
    </style:style>
    <style:style style:name="P80" style:family="paragraph" style:parent-style-name="Standard">
      <style:text-properties fo:font-weight="normal" officeooo:rsid="006e93a7" officeooo:paragraph-rsid="006e93a7" style:font-weight-asian="normal" style:font-weight-complex="normal"/>
    </style:style>
    <style:style style:name="P81" style:family="paragraph" style:parent-style-name="Standard">
      <style:text-properties fo:color="#000000" style:font-name="Arial" fo:font-size="10pt" officeooo:rsid="0061106a" officeooo:paragraph-rsid="0061106a" style:font-size-asian="10pt" style:font-size-complex="10pt"/>
    </style:style>
    <style:style style:name="P82" style:family="paragraph" style:parent-style-name="Standard">
      <style:text-properties fo:color="#000000" style:font-name="Arial" fo:font-size="10pt" officeooo:rsid="0061fac7" officeooo:paragraph-rsid="0061fac7" style:font-size-asian="10pt" style:font-size-complex="10pt"/>
    </style:style>
    <style:style style:name="P83" style:family="paragraph" style:parent-style-name="Standard">
      <style:text-properties fo:color="#000000" style:font-name="Arial" fo:font-size="10pt" officeooo:rsid="002c6fa5" officeooo:paragraph-rsid="006f1c65" style:font-size-asian="10pt" style:font-size-complex="10pt"/>
    </style:style>
    <style:style style:name="P84" style:family="paragraph" style:parent-style-name="Standard">
      <style:text-properties fo:color="#000000" style:font-name="Arial" fo:font-size="10pt" officeooo:rsid="006f1c65" officeooo:paragraph-rsid="006f1c65" style:font-size-asian="10pt" style:font-size-complex="10pt"/>
    </style:style>
    <style:style style:name="P85" style:family="paragraph" style:parent-style-name="Standard">
      <style:text-properties fo:color="#000000" style:font-name="Arial" fo:font-size="10pt" officeooo:rsid="005e2731" officeooo:paragraph-rsid="005e2731" style:font-size-asian="10pt" style:font-size-complex="10pt"/>
    </style:style>
    <style:style style:name="P86" style:family="paragraph" style:parent-style-name="Standard">
      <style:text-properties fo:color="#000000" style:font-name="Arial" fo:font-size="10pt" officeooo:rsid="005e2731" officeooo:paragraph-rsid="00633351" style:font-size-asian="10pt" style:font-size-complex="10pt"/>
    </style:style>
    <style:style style:name="P87" style:family="paragraph" style:parent-style-name="Standard">
      <style:text-properties fo:color="#000000" style:font-name="Arial" fo:font-size="10pt" officeooo:rsid="005e919f" officeooo:paragraph-rsid="005e919f" style:font-size-asian="10pt" style:font-size-complex="10pt"/>
    </style:style>
    <style:style style:name="P88" style:family="paragraph" style:parent-style-name="Standard">
      <style:text-properties fo:color="#000000" style:font-name="Arial" fo:font-size="10pt" officeooo:rsid="005e919f" officeooo:paragraph-rsid="00633351" style:font-size-asian="10pt" style:font-size-complex="10pt"/>
    </style:style>
    <style:style style:name="P89" style:family="paragraph" style:parent-style-name="Standard">
      <style:paragraph-properties fo:text-align="start" style:justify-single-word="false"/>
      <style:text-properties fo:color="#000000" style:font-name="Arial" fo:font-size="10pt" officeooo:rsid="0017d628" officeooo:paragraph-rsid="0088b98b" style:font-size-asian="10pt" style:font-size-complex="10pt"/>
    </style:style>
    <style:style style:name="P90" style:family="paragraph" style:parent-style-name="Standard">
      <style:text-properties fo:color="#000000" style:font-name="Arial" fo:font-size="10pt" officeooo:rsid="0017d628" officeooo:paragraph-rsid="002c6fa5" style:font-size-asian="10pt" style:font-size-complex="10pt"/>
    </style:style>
    <style:style style:name="P91" style:family="paragraph" style:parent-style-name="Standard">
      <style:text-properties fo:color="#000000" style:font-name="Arial" fo:font-size="10pt" officeooo:rsid="0017d628" officeooo:paragraph-rsid="0088b98b" style:font-size-asian="10pt" style:font-size-complex="10pt"/>
    </style:style>
    <style:style style:name="P92" style:family="paragraph" style:parent-style-name="Standard">
      <style:text-properties fo:color="#000000" style:font-name="Arial" fo:font-size="10pt" officeooo:rsid="002bc277" officeooo:paragraph-rsid="002bc277" style:font-size-asian="10pt" style:font-size-complex="10pt"/>
    </style:style>
    <style:style style:name="P93" style:family="paragraph" style:parent-style-name="Standard">
      <style:text-properties fo:color="#000000" style:font-name="Arial" fo:font-size="10pt" officeooo:rsid="002bc277" officeooo:paragraph-rsid="0088dc18" style:font-size-asian="10pt" style:font-size-complex="10pt"/>
    </style:style>
    <style:style style:name="P94" style:family="paragraph" style:parent-style-name="Standard">
      <style:paragraph-properties fo:text-align="start" style:justify-single-word="false"/>
      <style:text-properties fo:color="#000000" style:font-name="Arial1" fo:font-size="10pt" officeooo:rsid="00590951" officeooo:paragraph-rsid="00590951" style:font-size-asian="10pt" style:font-size-complex="10pt"/>
    </style:style>
    <style:style style:name="P95" style:family="paragraph" style:parent-style-name="Standard">
      <style:paragraph-properties fo:text-align="start" style:justify-single-word="false"/>
      <style:text-properties fo:color="#000000" style:font-name="Arial1" fo:font-size="10pt" officeooo:rsid="005a1208" officeooo:paragraph-rsid="005a1208" style:font-size-asian="10pt" style:font-size-complex="10pt"/>
    </style:style>
    <style:style style:name="P96" style:family="paragraph" style:parent-style-name="Standard">
      <style:paragraph-properties fo:text-align="start" style:justify-single-word="false"/>
      <style:text-properties fo:color="#000000" style:font-name="Arial1" fo:font-size="10pt" officeooo:rsid="006a9749" officeooo:paragraph-rsid="006a9749" style:font-size-asian="10pt" style:font-size-complex="10pt"/>
    </style:style>
    <style:style style:name="P97" style:family="paragraph" style:parent-style-name="Standard">
      <style:paragraph-properties fo:text-align="start" style:justify-single-word="false"/>
      <style:text-properties fo:color="#000000" style:font-name="Arial1" fo:font-size="10pt" officeooo:rsid="006a9749" officeooo:paragraph-rsid="006bc3da" style:font-size-asian="10pt" style:font-size-complex="10pt"/>
    </style:style>
    <style:style style:name="P98" style:family="paragraph" style:parent-style-name="Standard">
      <style:paragraph-properties fo:text-align="start" style:justify-single-word="false"/>
      <style:text-properties fo:color="#000000" style:font-name="Arial1" fo:font-size="10pt" officeooo:rsid="006bc3da" officeooo:paragraph-rsid="006bc3da" style:font-size-asian="10pt" style:font-size-complex="10pt"/>
    </style:style>
    <style:style style:name="P99" style:family="paragraph" style:parent-style-name="Standard">
      <style:paragraph-properties fo:text-align="start" style:justify-single-word="false"/>
      <style:text-properties fo:color="#000000" style:font-name="Arial1" fo:font-size="10pt" officeooo:rsid="005f8cf2" officeooo:paragraph-rsid="005f8cf2" style:font-size-asian="10pt" style:font-size-complex="10pt"/>
    </style:style>
    <style:style style:name="P100" style:family="paragraph" style:parent-style-name="Standard">
      <style:paragraph-properties fo:text-align="start" style:justify-single-word="false"/>
      <style:text-properties fo:color="#000000" style:font-name="Arial1" fo:font-size="10pt" officeooo:rsid="006d6276" officeooo:paragraph-rsid="006d6276" style:font-size-asian="10pt" style:font-size-complex="10pt"/>
    </style:style>
    <style:style style:name="P101" style:family="paragraph" style:parent-style-name="Standard">
      <style:paragraph-properties fo:text-align="start" style:justify-single-word="false"/>
      <style:text-properties fo:color="#000000" style:font-name="Arial1" fo:font-size="10pt" officeooo:rsid="005b4c3c" officeooo:paragraph-rsid="005b4c3c" style:font-size-asian="10pt" style:font-size-complex="10pt"/>
    </style:style>
    <style:style style:name="P102" style:family="paragraph" style:parent-style-name="Standard">
      <style:paragraph-properties fo:text-align="start" style:justify-single-word="false"/>
      <style:text-properties fo:color="#000000" style:font-name="Arial1" fo:font-size="10pt" officeooo:rsid="0025a625" officeooo:paragraph-rsid="007f9f7a" style:font-size-asian="10pt" style:font-size-complex="10pt"/>
    </style:style>
    <style:style style:name="P103" style:family="paragraph" style:parent-style-name="Standard">
      <style:paragraph-properties fo:text-align="start" style:justify-single-word="false"/>
      <style:text-properties fo:color="#000000" style:font-name="Arial1" fo:font-size="10pt" fo:font-weight="normal" officeooo:rsid="005f311c" officeooo:paragraph-rsid="006dac83" fo:background-color="transparent" style:font-size-asian="10pt" style:font-weight-asian="normal" style:font-size-complex="10pt" style:font-weight-complex="normal"/>
    </style:style>
    <style:style style:name="P104" style:family="paragraph" style:parent-style-name="Standard">
      <style:paragraph-properties fo:text-align="start" style:justify-single-word="false"/>
      <style:text-properties fo:color="#000000" style:font-name="Arial1" fo:font-size="10pt" officeooo:rsid="006791ed" officeooo:paragraph-rsid="00733b5a" style:font-size-asian="10pt" style:font-size-complex="10pt"/>
    </style:style>
    <style:style style:name="P105" style:family="paragraph" style:parent-style-name="Standard">
      <style:paragraph-properties fo:text-align="start" style:justify-single-word="false"/>
      <style:text-properties fo:color="#000000" style:font-name="Arial1" fo:font-size="10pt" officeooo:rsid="006791ed" officeooo:paragraph-rsid="00743d78" style:font-size-asian="10pt" style:font-size-complex="10pt"/>
    </style:style>
    <style:style style:name="P106" style:family="paragraph" style:parent-style-name="Standard">
      <style:paragraph-properties fo:text-align="start" style:justify-single-word="false"/>
      <style:text-properties fo:color="#000000" style:font-name="Arial1" fo:font-size="10pt" officeooo:rsid="006791ed" officeooo:paragraph-rsid="007674fe" style:font-size-asian="10pt" style:font-size-complex="10pt"/>
    </style:style>
    <style:style style:name="P107" style:family="paragraph" style:parent-style-name="Standard">
      <style:paragraph-properties fo:text-align="start" style:justify-single-word="false"/>
      <style:text-properties fo:color="#000000" style:font-name="Arial1" fo:font-size="10pt" officeooo:rsid="006791ed" officeooo:paragraph-rsid="0078274b" style:font-size-asian="10pt" style:font-size-complex="10pt"/>
    </style:style>
    <style:style style:name="P108" style:family="paragraph" style:parent-style-name="Standard">
      <style:paragraph-properties fo:text-align="start" style:justify-single-word="false"/>
      <style:text-properties fo:color="#000000" style:font-name="Arial1" fo:font-size="10pt" officeooo:rsid="006791ed" officeooo:paragraph-rsid="00783ea0" style:font-size-asian="10pt" style:font-size-complex="10pt"/>
    </style:style>
    <style:style style:name="P109" style:family="paragraph" style:parent-style-name="Standard">
      <style:paragraph-properties fo:text-align="start" style:justify-single-word="false"/>
      <style:text-properties fo:color="#000000" style:font-name="Arial1" fo:font-size="10pt" officeooo:rsid="006791ed" officeooo:paragraph-rsid="0072dfa2" style:font-size-asian="10pt" style:font-size-complex="10pt"/>
    </style:style>
    <style:style style:name="P110" style:family="paragraph" style:parent-style-name="Standard">
      <style:paragraph-properties fo:text-align="start" style:justify-single-word="false"/>
      <style:text-properties fo:color="#000000" style:font-name="Arial1" fo:font-size="10pt" officeooo:rsid="006791ed" officeooo:paragraph-rsid="00870962" style:font-size-asian="10pt" style:font-size-complex="10pt"/>
    </style:style>
    <style:style style:name="P111" style:family="paragraph" style:parent-style-name="Standard">
      <style:paragraph-properties fo:text-align="start" style:justify-single-word="false"/>
      <style:text-properties fo:color="#000000" style:font-name="Arial1" fo:font-size="10pt" officeooo:rsid="006791ed" officeooo:paragraph-rsid="0088b98b" style:font-size-asian="10pt" style:font-size-complex="10pt"/>
    </style:style>
    <style:style style:name="P112" style:family="paragraph" style:parent-style-name="Standard">
      <style:paragraph-properties fo:text-align="start" style:justify-single-word="false"/>
      <style:text-properties fo:color="#000000" style:font-name="Arial1" fo:font-size="10pt" fo:font-weight="bold" officeooo:rsid="006791ed" officeooo:paragraph-rsid="00870962" fo:background-color="#00ff00" style:font-size-asian="10pt" style:font-weight-asian="bold" style:font-size-complex="10pt" style:font-weight-complex="bold"/>
    </style:style>
    <style:style style:name="P113" style:family="paragraph" style:parent-style-name="Standard">
      <style:paragraph-properties fo:text-align="start" style:justify-single-word="false"/>
      <style:text-properties style:font-name="Arial1" fo:font-size="10pt" officeooo:paragraph-rsid="006dac83" style:font-size-asian="10pt" style:font-size-complex="10pt"/>
    </style:style>
    <style:style style:name="P114" style:family="paragraph" style:parent-style-name="Standard">
      <style:paragraph-properties fo:text-align="start" style:justify-single-word="false"/>
      <style:text-properties style:font-name="Arial1" fo:font-size="10pt" officeooo:paragraph-rsid="00816ddd" style:font-size-asian="10pt" style:font-size-complex="10pt"/>
    </style:style>
    <style:style style:name="P115" style:family="paragraph" style:parent-style-name="Standard">
      <style:text-properties style:font-name="Arial1" fo:font-size="10pt" officeooo:paragraph-rsid="0072dfa2" style:font-size-asian="10pt" style:font-size-complex="10pt"/>
    </style:style>
    <style:style style:name="P116" style:family="paragraph" style:parent-style-name="Standard">
      <style:text-properties style:font-name="Arial1" fo:font-size="10pt" officeooo:paragraph-rsid="00733b5a" style:font-size-asian="10pt" style:font-size-complex="10pt"/>
    </style:style>
    <style:style style:name="P117" style:family="paragraph" style:parent-style-name="Standard">
      <style:text-properties style:font-name="Arial1" fo:font-size="10pt" fo:font-weight="normal" officeooo:paragraph-rsid="00733b5a" fo:background-color="transparent" style:font-size-asian="10pt" style:font-weight-asian="normal" style:font-size-complex="10pt" style:font-weight-complex="normal"/>
    </style:style>
    <style:style style:name="T1" style:family="text">
      <style:text-properties fo:font-weight="normal" officeooo:rsid="0017d628" style:font-weight-asian="normal" style:font-weight-complex="normal"/>
    </style:style>
    <style:style style:name="T2" style:family="text">
      <style:text-properties fo:font-weight="normal" officeooo:rsid="0017f67f" style:font-weight-asian="normal" style:font-weight-complex="normal"/>
    </style:style>
    <style:style style:name="T3" style:family="text">
      <style:text-properties fo:font-weight="normal" officeooo:rsid="00288771" style:font-weight-asian="normal" style:font-weight-complex="normal"/>
    </style:style>
    <style:style style:name="T4" style:family="text">
      <style:text-properties fo:font-weight="normal" officeooo:rsid="004ed852" style:font-weight-asian="normal" style:font-weight-complex="normal"/>
    </style:style>
    <style:style style:name="T5" style:family="text">
      <style:text-properties fo:font-weight="normal" officeooo:rsid="00733b5a" style:font-weight-asian="normal" style:font-weight-complex="normal"/>
    </style:style>
    <style:style style:name="T6" style:family="text">
      <style:text-properties fo:font-weight="normal" fo:background-color="transparent" style:font-weight-asian="normal" style:font-weight-complex="normal"/>
    </style:style>
    <style:style style:name="T7" style:family="text">
      <style:text-properties fo:color="#000000" style:font-name="Arial" officeooo:rsid="0017d628"/>
    </style:style>
    <style:style style:name="T8" style:family="text">
      <style:text-properties fo:color="#000000" style:font-name="Arial" officeooo:rsid="001f14d9"/>
    </style:style>
    <style:style style:name="T9" style:family="text">
      <style:text-properties fo:color="#000000" officeooo:rsid="003efa8a"/>
    </style:style>
    <style:style style:name="T10" style:family="text">
      <style:text-properties fo:color="#000000" officeooo:rsid="0040e091"/>
    </style:style>
    <style:style style:name="T11" style:family="text">
      <style:text-properties fo:color="#000000" fo:font-weight="bold" officeooo:rsid="0040e091" style:font-weight-asian="bold" style:font-weight-complex="bold"/>
    </style:style>
    <style:style style:name="T12" style:family="text">
      <style:text-properties fo:color="#000000" fo:font-weight="bold" officeooo:rsid="003efa8a" style:font-weight-asian="bold" style:font-weight-complex="bold"/>
    </style:style>
    <style:style style:name="T13" style:family="text">
      <style:text-properties fo:color="#000000" fo:font-weight="bold" officeooo:rsid="0044335f" style:font-weight-asian="bold" style:font-weight-complex="bold"/>
    </style:style>
    <style:style style:name="T14" style:family="text">
      <style:text-properties fo:color="#000000" fo:font-weight="bold" officeooo:rsid="00463381" style:font-weight-asian="bold" style:font-weight-complex="bold"/>
    </style:style>
    <style:style style:name="T15" style:family="text">
      <style:text-properties fo:color="#000000" fo:font-weight="bold" officeooo:rsid="004189da" style:font-weight-asian="bold" style:font-weight-complex="bold"/>
    </style:style>
    <style:style style:name="T16" style:family="text">
      <style:text-properties fo:color="#000000" fo:font-weight="bold" officeooo:rsid="00432a70" style:font-weight-asian="bold" style:font-weight-complex="bold"/>
    </style:style>
    <style:style style:name="T17" style:family="text">
      <style:text-properties fo:color="#000000" officeooo:rsid="004189da"/>
    </style:style>
    <style:style style:name="T18" style:family="text">
      <style:text-properties fo:color="#000000" officeooo:rsid="00432a70"/>
    </style:style>
    <style:style style:name="T19" style:family="text">
      <style:text-properties fo:color="#000000" fo:font-weight="normal" officeooo:rsid="0044335f" style:font-weight-asian="normal" style:font-weight-complex="normal"/>
    </style:style>
    <style:style style:name="T20" style:family="text">
      <style:text-properties fo:color="#000000" officeooo:rsid="00463381"/>
    </style:style>
    <style:style style:name="T21" style:family="text">
      <style:text-properties fo:color="#000000" officeooo:rsid="00483855"/>
    </style:style>
    <style:style style:name="T22" style:family="text">
      <style:text-properties fo:color="#000000" officeooo:rsid="00489dd1"/>
    </style:style>
    <style:style style:name="T23" style:family="text">
      <style:text-properties fo:color="#000000" officeooo:rsid="0048a60f"/>
    </style:style>
    <style:style style:name="T24" style:family="text">
      <style:text-properties fo:color="#000000" officeooo:rsid="004c0c30"/>
    </style:style>
    <style:style style:name="T25" style:family="text">
      <style:text-properties fo:color="#000000" officeooo:rsid="00816ddd"/>
    </style:style>
    <style:style style:name="T26" style:family="text">
      <style:text-properties fo:color="#000000" officeooo:rsid="008309e8"/>
    </style:style>
    <style:style style:name="T27" style:family="text">
      <style:text-properties officeooo:rsid="0017d628"/>
    </style:style>
    <style:style style:name="T28" style:family="text">
      <style:text-properties fo:font-weight="bold" officeooo:rsid="0017d628" style:font-weight-asian="bold" style:font-weight-complex="bold"/>
    </style:style>
    <style:style style:name="T29" style:family="text">
      <style:text-properties fo:font-weight="bold" officeooo:rsid="0017f67f" style:font-weight-asian="bold" style:font-weight-complex="bold"/>
    </style:style>
    <style:style style:name="T30" style:family="text">
      <style:text-properties fo:font-weight="bold" officeooo:rsid="001b1ba9" style:font-weight-asian="bold" style:font-weight-complex="bold"/>
    </style:style>
    <style:style style:name="T31" style:family="text">
      <style:text-properties fo:font-weight="bold" officeooo:rsid="001f7074" style:font-weight-asian="bold" style:font-weight-complex="bold"/>
    </style:style>
    <style:style style:name="T32" style:family="text">
      <style:text-properties fo:font-weight="bold" officeooo:rsid="0025a625" style:font-weight-asian="bold" style:font-weight-complex="bold"/>
    </style:style>
    <style:style style:name="T33" style:family="text">
      <style:text-properties fo:font-weight="bold" officeooo:rsid="00288771" style:font-weight-asian="bold" style:font-weight-complex="bold"/>
    </style:style>
    <style:style style:name="T34" style:family="text">
      <style:text-properties fo:font-weight="bold" officeooo:rsid="002c59b9" style:font-weight-asian="bold" style:font-weight-complex="bold"/>
    </style:style>
    <style:style style:name="T35" style:family="text">
      <style:text-properties fo:font-weight="bold" officeooo:rsid="002c6fa5" style:font-weight-asian="bold" style:font-weight-complex="bold"/>
    </style:style>
    <style:style style:name="T36" style:family="text">
      <style:text-properties fo:font-weight="bold" officeooo:rsid="0032c9a8" style:font-weight-asian="bold" style:font-weight-complex="bold"/>
    </style:style>
    <style:style style:name="T37" style:family="text">
      <style:text-properties fo:font-weight="bold" officeooo:rsid="0038f9e2" style:font-weight-asian="bold" style:font-weight-complex="bold"/>
    </style:style>
    <style:style style:name="T38" style:family="text">
      <style:text-properties fo:font-weight="bold" officeooo:rsid="0031b7bd" style:font-weight-asian="bold" style:font-weight-complex="bold"/>
    </style:style>
    <style:style style:name="T39" style:family="text">
      <style:text-properties fo:font-weight="bold" officeooo:rsid="003a84d6" style:font-weight-asian="bold" style:font-weight-complex="bold"/>
    </style:style>
    <style:style style:name="T40" style:family="text">
      <style:text-properties fo:font-weight="bold" officeooo:rsid="003dea42" style:font-weight-asian="bold" style:font-weight-complex="bold"/>
    </style:style>
    <style:style style:name="T41" style:family="text">
      <style:text-properties fo:font-weight="bold" officeooo:rsid="003c1472" style:font-weight-asian="bold" style:font-weight-complex="bold"/>
    </style:style>
    <style:style style:name="T42" style:family="text">
      <style:text-properties fo:font-weight="bold" officeooo:rsid="0029d2bf" style:font-weight-asian="bold" style:font-weight-complex="bold"/>
    </style:style>
    <style:style style:name="T43" style:family="text">
      <style:text-properties fo:font-weight="bold" officeooo:rsid="004ed852" style:font-weight-asian="bold" style:font-weight-complex="bold"/>
    </style:style>
    <style:style style:name="T44" style:family="text">
      <style:text-properties fo:font-weight="bold" officeooo:rsid="004fc766" style:font-weight-asian="bold" style:font-weight-complex="bold"/>
    </style:style>
    <style:style style:name="T45" style:family="text">
      <style:text-properties fo:font-weight="bold" officeooo:rsid="00733b5a" style:font-weight-asian="bold" style:font-weight-complex="bold"/>
    </style:style>
    <style:style style:name="T46" style:family="text">
      <style:text-properties fo:font-weight="bold" officeooo:rsid="00103e6a" style:font-weight-asian="bold" style:font-weight-complex="bold"/>
    </style:style>
    <style:style style:name="T47" style:family="text">
      <style:text-properties fo:font-weight="bold" officeooo:rsid="0052b555" fo:background-color="#00ff00" style:font-weight-asian="bold" style:font-weight-complex="bold"/>
    </style:style>
    <style:style style:name="T48" style:family="text">
      <style:text-properties fo:font-weight="bold" officeooo:rsid="004ed852" fo:background-color="#00ff00" style:font-weight-asian="bold" style:font-weight-complex="bold"/>
    </style:style>
    <style:style style:name="T49" style:family="text">
      <style:text-properties fo:font-weight="bold" officeooo:rsid="00733b5a" fo:background-color="#00ff00" style:font-weight-asian="bold" style:font-weight-complex="bold"/>
    </style:style>
    <style:style style:name="T50" style:family="text">
      <style:text-properties officeooo:rsid="0017f67f"/>
    </style:style>
    <style:style style:name="T51" style:family="text">
      <style:text-properties officeooo:rsid="001a9c91"/>
    </style:style>
    <style:style style:name="T52" style:family="text">
      <style:text-properties officeooo:rsid="001b1ba9"/>
    </style:style>
    <style:style style:name="T53" style:family="text">
      <style:text-properties officeooo:rsid="001c4db8"/>
    </style:style>
    <style:style style:name="T54" style:family="text">
      <style:text-properties officeooo:rsid="001deb14"/>
    </style:style>
    <style:style style:name="T55" style:family="text">
      <style:text-properties officeooo:rsid="001f7074"/>
    </style:style>
    <style:style style:name="T56" style:family="text">
      <style:text-properties officeooo:rsid="0022b2f9"/>
    </style:style>
    <style:style style:name="T57" style:family="text">
      <style:text-properties officeooo:rsid="002436ff"/>
    </style:style>
    <style:style style:name="T58" style:family="text">
      <style:text-properties officeooo:rsid="0025a625"/>
    </style:style>
    <style:style style:name="T59" style:family="text">
      <style:text-properties officeooo:rsid="00272e3b"/>
    </style:style>
    <style:style style:name="T60" style:family="text">
      <style:text-properties officeooo:rsid="00288771"/>
    </style:style>
    <style:style style:name="T61" style:family="text">
      <style:text-properties officeooo:rsid="00288771" fo:background-color="#ffff00"/>
    </style:style>
    <style:style style:name="T62" style:family="text">
      <style:text-properties officeooo:rsid="0029d2bf" fo:background-color="#ffff00"/>
    </style:style>
    <style:style style:name="T63" style:family="text">
      <style:text-properties officeooo:rsid="004ed852" fo:background-color="#ffff00"/>
    </style:style>
    <style:style style:name="T64" style:family="text">
      <style:text-properties officeooo:rsid="0029d2bf"/>
    </style:style>
    <style:style style:name="T65" style:family="text">
      <style:text-properties officeooo:rsid="0029d2bf" fo:background-color="#ff8080"/>
    </style:style>
    <style:style style:name="T66" style:family="text">
      <style:text-properties style:text-outline="false" style:text-line-through-style="none" fo:font-style="normal" fo:text-shadow="none" style:text-underline-style="none" fo:font-weight="normal" officeooo:rsid="0025a625" style:font-style-asian="normal" style:font-weight-asian="normal" style:text-emphasize="none"/>
    </style:style>
    <style:style style:name="T67" style:family="text">
      <style:text-properties style:text-outline="false" style:text-line-through-style="none" fo:font-style="normal" fo:text-shadow="none" style:text-underline-style="none" fo:font-weight="normal" officeooo:rsid="0025a625" fo:background-color="#ffff00" style:font-style-asian="normal" style:font-weight-asian="normal" style:text-emphasize="none"/>
    </style:style>
    <style:style style:name="T68" style:family="text">
      <style:text-properties officeooo:rsid="002bc277"/>
    </style:style>
    <style:style style:name="T69" style:family="text">
      <style:text-properties officeooo:rsid="002c59b9"/>
    </style:style>
    <style:style style:name="T70" style:family="text">
      <style:text-properties officeooo:rsid="002c6fa5"/>
    </style:style>
    <style:style style:name="T71" style:family="text">
      <style:text-properties officeooo:rsid="002d2686"/>
    </style:style>
    <style:style style:name="T72" style:family="text">
      <style:text-properties officeooo:rsid="002de55f"/>
    </style:style>
    <style:style style:name="T73" style:family="text">
      <style:text-properties officeooo:rsid="002fa454"/>
    </style:style>
    <style:style style:name="T74" style:family="text">
      <style:text-properties officeooo:rsid="00312c85"/>
    </style:style>
    <style:style style:name="T75" style:family="text">
      <style:text-properties officeooo:rsid="0031b7bd"/>
    </style:style>
    <style:style style:name="T76" style:family="text">
      <style:text-properties officeooo:rsid="0032c9a8"/>
    </style:style>
    <style:style style:name="T77" style:family="text">
      <style:text-properties officeooo:rsid="00353ed3"/>
    </style:style>
    <style:style style:name="T78" style:family="text">
      <style:text-properties officeooo:rsid="00372062"/>
    </style:style>
    <style:style style:name="T79" style:family="text">
      <style:text-properties officeooo:rsid="0038bb23"/>
    </style:style>
    <style:style style:name="T80" style:family="text">
      <style:text-properties officeooo:rsid="0038f9e2"/>
    </style:style>
    <style:style style:name="T81" style:family="text">
      <style:text-properties officeooo:rsid="003a84d6"/>
    </style:style>
    <style:style style:name="T82" style:family="text">
      <style:text-properties officeooo:rsid="003c1472"/>
    </style:style>
    <style:style style:name="T83" style:family="text">
      <style:text-properties officeooo:rsid="003dea42"/>
    </style:style>
    <style:style style:name="T84" style:family="text">
      <style:text-properties officeooo:rsid="003eabd7"/>
    </style:style>
    <style:style style:name="T85" style:family="text">
      <style:text-properties officeooo:rsid="00444441"/>
    </style:style>
    <style:style style:name="T86" style:family="text">
      <style:text-properties officeooo:rsid="004a2ae1"/>
    </style:style>
    <style:style style:name="T87" style:family="text">
      <style:text-properties officeooo:rsid="004ce3fe"/>
    </style:style>
    <style:style style:name="T88" style:family="text">
      <style:text-properties officeooo:rsid="004ed852"/>
    </style:style>
    <style:style style:name="T89" style:family="text">
      <style:text-properties officeooo:rsid="004fc766"/>
    </style:style>
    <style:style style:name="T90" style:family="text">
      <style:text-properties officeooo:rsid="0052b555"/>
    </style:style>
    <style:style style:name="T91" style:family="text">
      <style:text-properties officeooo:rsid="0054b6a6"/>
    </style:style>
    <style:style style:name="T92" style:family="text">
      <style:text-properties officeooo:rsid="005580a6"/>
    </style:style>
    <style:style style:name="T93" style:family="text">
      <style:text-properties fo:background-color="#00ff00"/>
    </style:style>
    <style:style style:name="T94" style:family="text">
      <style:text-properties officeooo:rsid="004ed852" fo:background-color="#00ff00"/>
    </style:style>
    <style:style style:name="T95" style:family="text">
      <style:text-properties officeooo:rsid="005580a6" fo:background-color="#00ff00"/>
    </style:style>
    <style:style style:name="T96" style:family="text">
      <style:text-properties officeooo:rsid="00590951"/>
    </style:style>
    <style:style style:name="T97" style:family="text">
      <style:text-properties officeooo:rsid="005b4c3c"/>
    </style:style>
    <style:style style:name="T98" style:family="text">
      <style:text-properties officeooo:rsid="005c8bc6"/>
    </style:style>
    <style:style style:name="T99" style:family="text">
      <style:text-properties officeooo:rsid="005dd322"/>
    </style:style>
    <style:style style:name="T100" style:family="text">
      <style:text-properties officeooo:rsid="005e2731"/>
    </style:style>
    <style:style style:name="T101" style:family="text">
      <style:text-properties officeooo:rsid="0061106a"/>
    </style:style>
    <style:style style:name="T102" style:family="text">
      <style:text-properties officeooo:rsid="0061fac7"/>
    </style:style>
    <style:style style:name="T103" style:family="text">
      <style:text-properties officeooo:rsid="0062f07a"/>
    </style:style>
    <style:style style:name="T104" style:family="text">
      <style:text-properties officeooo:rsid="0064a958"/>
    </style:style>
    <style:style style:name="T105" style:family="text">
      <style:text-properties officeooo:rsid="00664b7d"/>
    </style:style>
    <style:style style:name="T106" style:family="text">
      <style:text-properties officeooo:rsid="006bc3da"/>
    </style:style>
    <style:style style:name="T107" style:family="text">
      <style:text-properties officeooo:rsid="006d6276"/>
    </style:style>
    <style:style style:name="T108" style:family="text">
      <style:text-properties officeooo:rsid="006e93a7"/>
    </style:style>
    <style:style style:name="T109" style:family="text">
      <style:text-properties officeooo:rsid="006f1c65"/>
    </style:style>
    <style:style style:name="T110" style:family="text">
      <style:text-properties officeooo:rsid="00103e6a"/>
    </style:style>
    <style:style style:name="T111" style:family="text">
      <style:text-properties officeooo:rsid="00733b5a"/>
    </style:style>
    <style:style style:name="T112" style:family="text">
      <style:text-properties officeooo:rsid="00743d78"/>
    </style:style>
    <style:style style:name="T113" style:family="text">
      <style:text-properties officeooo:rsid="0074b337"/>
    </style:style>
    <style:style style:name="T114" style:family="text">
      <style:text-properties officeooo:rsid="007674fe"/>
    </style:style>
    <style:style style:name="T115" style:family="text">
      <style:text-properties officeooo:rsid="0078274b"/>
    </style:style>
    <style:style style:name="T116" style:family="text">
      <style:text-properties officeooo:rsid="00783ea0"/>
    </style:style>
    <style:style style:name="T117" style:family="text">
      <style:text-properties officeooo:rsid="007acac7"/>
    </style:style>
    <style:style style:name="T118" style:family="text">
      <style:text-properties officeooo:rsid="007b8e29"/>
    </style:style>
    <style:style style:name="T119" style:family="text">
      <style:text-properties officeooo:rsid="007c6034"/>
    </style:style>
    <style:style style:name="T120" style:family="text">
      <style:text-properties officeooo:rsid="007f9f7a"/>
    </style:style>
    <style:style style:name="T121" style:family="text">
      <style:text-properties officeooo:rsid="00816ddd"/>
    </style:style>
    <style:style style:name="T122" style:family="text">
      <style:text-properties officeooo:rsid="008309e8"/>
    </style:style>
    <style:style style:name="T123" style:family="text">
      <style:text-properties officeooo:rsid="00870962"/>
    </style:style>
    <style:style style:name="T124" style:family="text">
      <style:text-properties officeooo:rsid="0088b98b"/>
    </style:style>
    <style:style style:name="T125" style:family="text">
      <style:text-properties officeooo:rsid="0088dc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span text:style-name="T7">My personal (rluu) work on</text:span><text:span text:style-name="T8"> </text:span><text:span text:style-name="T7">Tokyo J-1</text:span><text:span text:style-name="T8"> </text:span><text:s/>in TTTA.</text:p>
      <text:p text:style-name="P1">This text document is "TokyoJ-1.odt"</text:p>
      <text:p text:style-name="P77"/>
      <text:p text:style-name="P41"/>
      <text:p text:style-name="P66">pg. 1</text:p>
      <text:p text:style-name="P70"><text:span text:style-name="T4">SF earthquake: </text:span><text:span text:style-name="T94">April 18, 1906.</text:span></text:p>
      <text:p text:style-name="P66">Severe shock, death of oldest son [Herbert] in SF earthquake in April [1906]. <text:s/></text:p>
      <text:p text:style-name="P79"><text:tab/>Planets:</text:p>
      <text:p text:style-name="P79"><text:tab/>H.Mercury 236.48</text:p>
      <text:p text:style-name="P79"><text:tab/>H.Venus: 65.792</text:p>
      <text:p text:style-name="P79"><text:tab/>H.Earth: 207.742</text:p>
      <text:p text:style-name="P79"><text:tab/>H.Mars: 69.383</text:p>
      <text:p text:style-name="P79"><text:tab/>H.Jupiter: 74.215</text:p>
      <text:p text:style-name="P79"><text:tab/>H.Saturn: 337.13</text:p>
      <text:p text:style-name="P79"><text:tab/>H.Mercury/H.Mars: 167.097</text:p>
      <text:p text:style-name="P79"><text:tab/>H.Mercury/H.Jupiter: 162.265</text:p>
      <text:p text:style-name="P79"><text:tab/>H.Mars/H.Jupiter: 355.168</text:p>
      <text:p text:style-name="P79"/>
      <text:p text:style-name="P66">pg. 8.</text:p>
      <text:p text:style-name="P66">Hebert born in 1894.</text:p>
      <text:p text:style-name="P67"/>
      <text:p text:style-name="P68">pg. 8-9.</text:p>
      <text:p text:style-name="P71"><text:span text:style-name="T89">[In 1914 when war broke out].</text:span><text:span text:style-name="T92"> <text:s/>[War broke out in Europe </text:span><text:span text:style-name="T95">1914-07-28</text:span><text:span text:style-name="T92">]</text:span></text:p>
      <text:p text:style-name="P68">She said, “Bobbie, you come from a generation of fighters on both sides, but I hope that you will be a minister and preach against war. While the tragic death of your brother Herbert in San Francisco was a shock that I have never fully recovered from, yet I had rather know that he went that way than to have him go to war and lose his life. I remember well the many sleepless nights that I have passed thru while your father was away at war and how happy I was when he returned. I prayed to God then that war might be ended and that none of my sons would ever have to go to war.”</text:p>
      <text:p text:style-name="P68"/>
      <text:p text:style-name="P68">“Mother,” said Bobbie, “when I get to be a man, I will be a preacher and tell the people to be peaceful and stop fighting, but why doesn’t God stop the war?” <text:s/>“</text:p>
      <text:p text:style-name="P68"/>
      <text:p text:style-name="P65"><text:span text:style-name="T89">My son, war is the work of the devil, not of God, and the Bible tells us that the old dragon has to be loosed for a little season, but in the Book of Revelation, we read that Satan is bound for a thousand years. I hope I live to see that day and I feel sure you will. </text:span><text:span text:style-name="T44">A few nights before you were born</text:span><text:span text:style-name="T89"> </text:span><text:span text:style-name="T90">[</text:span><text:span text:style-name="T47">A few nights before 1906-06-09</text:span><text:span text:style-name="T90">] </text:span><text:span text:style-name="T89">I had a very strange dream. <text:s/>I thought I saw San Francisco and Los Angeles destroyed in </text:span><text:span text:style-name="T44">two days</text:span><text:span text:style-name="T89"> by some war machine, and that one of my sons came near losing his life there, but was saved and afterwards he saved his country and </text:span><text:span text:style-name="T44">made peace with the world</text:span><text:span text:style-name="T89">. I suppose I dreamed about San Francisco because Herbert lost his life there but, somehow, I feel that it was more than a dream, and that you are </text:span><text:span text:style-name="T44">born to be a peacemaker</text:span><text:span text:style-name="T89">.”</text:span><text:span text:style-name="T91"> <text:s/>[Connection to Peace Conference?]</text:span></text:p>
      <text:p text:style-name="P69"/>
      <text:p text:style-name="P72"/>
      <text:p text:style-name="P66">pg. 10-11</text:p>
      <text:p text:style-name="P64"><text:span text:style-name="T88">In 1917, when the <text:s/>US entered the World War, young Robert was </text:span><text:span text:style-name="T63">11 years old</text:span><text:span text:style-name="T88">. <text:s/></text:span></text:p>
      <text:p text:style-name="P64"><text:span text:style-name="T88">[US enters war </text:span><text:span text:style-name="T48">April 6, 1917</text:span><text:span text:style-name="T88">]</text:span></text:p>
      <text:p text:style-name="P66"><text:soft-page-break/>Ralph joins the Army.</text:p>
      <text:p text:style-name="P66">Robert wants to join the Army and go to war.</text:p>
      <text:p text:style-name="P66">Automobile inner tubes.</text:p>
      <text:p text:style-name="P66">Dream of becoming an inventor.</text:p>
      <text:p text:style-name="P66">Bicycle to ride on water.</text:p>
      <text:p text:style-name="P66">"Fool Bobbie" and "Mother's Dream". <text:s/>[10 letters + 12 letters = 22 letters].</text:p>
      <text:p text:style-name="P73"/>
      <text:p text:style-name="P80"><text:tab/>Planets:</text:p>
      <text:p text:style-name="P80"><text:tab/>H.Mercury: 53.532</text:p>
      <text:p text:style-name="P80"><text:tab/>H.Venus: 4.181</text:p>
      <text:p text:style-name="P80"><text:tab/>H.Earth: 196.324</text:p>
      <text:p text:style-name="P80"><text:tab/>H.Mars: 2.922</text:p>
      <text:p text:style-name="P80"><text:tab/>H.Jupiter: 45.297</text:p>
      <text:p text:style-name="P80"><text:tab/>H.Saturn: 120.06</text:p>
      <text:p text:style-name="P80"><text:tab/>H.Mercury/H.Mars: 50.61</text:p>
      <text:p text:style-name="P80"><text:tab/>H.Mercury/H.Jupiter: 8.235</text:p>
      <text:p text:style-name="P80"><text:tab/>H.Mars/H.Jupiter: 317.625</text:p>
      <text:p text:style-name="P80"><text:tab/></text:p>
      <text:p text:style-name="P74"><text:span text:style-name="T108"><text:tab/></text:span><text:line-break/></text:p>
      <text:p text:style-name="P72"/>
      <text:p text:style-name="P73"/>
      <text:p text:style-name="P73">pg. 99.</text:p>
      <text:p text:style-name="P75">Sunday, May 1, [1927]</text:p>
      <text:p text:style-name="P73">Marie Faith $400. <text:s/>Profit of about $1000.00.</text:p>
      <text:p text:style-name="P46"><text:span text:style-name="T88">Robert told his mother of his plans. That he expected within a few months to go to New York, establish himself there, and speculate in order to make money so that he could build his great airplane according to Ezekiel's plan and prepare to help his country in time of war. Mrs. Gordon was very happy to learn of her boy's success. She was sad when he began to talk about war. Robert assured her that the Bible plainly foretold the great war which was to be fought in the air and that it was his duty to help protect his country. While his mother admired his patriotism, she again referred to the </text:span><text:span text:style-name="T43">dream</text:span><text:span text:style-name="T88"> that she had had </text:span><text:span text:style-name="T43">years before</text:span><text:span text:style-name="T88">, about a great war which would come and in which she thought that Robert lost his life in San Francisco.</text:span></text:p>
      <text:p text:style-name="P41"/>
      <text:p text:style-name="P41"/>
      <text:p text:style-name="P41"/>
      <text:p text:style-name="P43">April, 1930</text:p>
      <text:p text:style-name="P9"><text:span text:style-name="T60">pg. 277. <text:s/>Japan declared war on the US and Spain joined forces with her. <text:s/>They secured the aid of Mexico and established an </text:span><text:span text:style-name="T61">air base</text:span><text:span text:style-name="T60"> there.</text:span></text:p>
      <text:p text:style-name="P9"><text:span text:style-name="T60"><text:tab/>RG and Walter Kennelworth made Lieutenants, ordered to </text:span><text:span text:style-name="T61">South</text:span><text:span text:style-name="T60">ern Aviation Division </text:span><text:span text:style-name="T61">head</text:span><text:span text:style-name="T60">quarters.</text:span></text:p>
      <text:p text:style-name="P9"><text:span text:style-name="T60"><text:tab/>[Estimating around </text:span><text:span text:style-name="T33">1930-04-16</text:span><text:span text:style-name="T3">.:</text:span></text:p>
      <text:p text:style-name="P45"><text:tab/><text:tab/>H.Mercury 101.67</text:p>
      <text:p text:style-name="P45"><text:tab/><text:tab/>H.Venus 67.2</text:p>
      <text:p text:style-name="P45"><text:tab/><text:tab/>H.Earth 205.97</text:p>
      <text:p text:style-name="P45"><text:tab/><text:tab/>H.Mars 331.0</text:p>
      <text:p text:style-name="P45"><text:tab/><text:tab/>H.Jupiter 82.978</text:p>
      <text:p text:style-name="P45"><text:tab/><text:tab/>H.Saturn 276.3]</text:p>
      <text:p text:style-name="P19"/>
      <text:p text:style-name="P3"><text:soft-page-break/><text:span text:style-name="T27">pg. 284. <text:s/>Panic in Wall Street when news came of </text:span><text:span text:style-name="T1">surrender of Los Angeles</text:span><text:span text:style-name="T2"> [</text:span><text:span text:style-name="T29">1930-06-14</text:span><text:span text:style-name="T2">]</text:span><text:span text:style-name="T27">.</text:span></text:p>
      <text:p text:style-name="P3"><text:span text:style-name="T27"><text:tab/>Edna in charge of office in NY (69 Wall Street).</text:span><text:span text:style-name="T50"> <text:s/></text:span></text:p>
      <text:p text:style-name="P20"><text:tab/>[Link to pg. 194. <text:s/>A few days after NY's reception to Colonel Lindberg. <text:s/></text:p>
      <text:p text:style-name="P3"><text:span text:style-name="T50"><text:tab/><text:tab/>[i.e. <text:s/>A few days after: Monday, </text:span><text:span text:style-name="T29">1927-06-13</text:span><text:span text:style-name="T50">]]</text:span></text:p>
      <text:p text:style-name="P24"><text:span text:style-name="T58"><text:tab/><text:tab/></text:span><text:span text:style-name="T32">1927-06-13 </text:span><text:span text:style-name="T58">planets:</text:span></text:p>
      <text:p text:style-name="P26"><text:tab/><text:tab/><text:tab/>H.Mercury 188.364</text:p>
      <text:p text:style-name="P26"><text:tab/><text:tab/><text:tab/>H.Venus 205.64</text:p>
      <text:p text:style-name="P26"><text:tab/><text:tab/><text:tab/>H.Earth 261.68</text:p>
      <text:p text:style-name="P26"><text:tab/><text:tab/><text:tab/>H.Mars 148.848</text:p>
      <text:p text:style-name="P26"><text:tab/><text:tab/><text:tab/>H.Jupiter 349.313</text:p>
      <text:p text:style-name="P26"><text:tab/><text:tab/><text:tab/>H.Saturn 244.92</text:p>
      <text:p text:style-name="P24"><text:span text:style-name="T58"><text:tab/><text:tab/></text:span><text:span text:style-name="T32">1927-06-19 </text:span><text:span text:style-name="T58">planets:</text:span></text:p>
      <text:p text:style-name="P26"><text:tab/><text:tab/><text:tab/>H.Mercury 209</text:p>
      <text:p text:style-name="P26"><text:tab/><text:tab/><text:tab/>H.Venus 215.28</text:p>
      <text:p text:style-name="P26"><text:tab/><text:tab/><text:tab/>H.Earth 267.4</text:p>
      <text:p text:style-name="P26"><text:tab/><text:tab/><text:tab/>H.Mars 151.47</text:p>
      <text:p text:style-name="P26"><text:tab/><text:tab/><text:tab/>H.Jupiter 349.86</text:p>
      <text:p text:style-name="P26"><text:tab/><text:tab/><text:tab/>H.Saturn 245.1</text:p>
      <text:p text:style-name="P3"><text:span text:style-name="T27"><text:tab/>Edna kept in communication with Walter and Robert with </text:span><text:span text:style-name="T51">secret </text:span><text:span text:style-name="T27">Pocket Radio.</text:span></text:p>
      <text:p text:style-name="P7"><text:tab/>Edna went short in stock market.</text:p>
      <text:p text:style-name="P7"><text:tab/>[Link between Edna 69 Wall Street and Surrender of L.A. via Pocket Radio].</text:p>
      <text:p text:style-name="P7"/>
      <text:p text:style-name="P7"/>
      <text:p text:style-name="P7"/>
      <text:p text:style-name="P42">Middle of May, [1930].</text:p>
      <text:p text:style-name="P44">pg. 279. Japan attacks LA from the air. <text:s/></text:p>
      <text:p text:style-name="P44"><text:tab/>Great value of silent motor. <text:s/></text:p>
      <text:p text:style-name="P2"><text:span text:style-name="T53"><text:tab/></text:span><text:span text:style-name="T27">Silence of </text:span><text:span text:style-name="T28">night</text:span><text:span text:style-name="T27">.</text:span></text:p>
      <text:p text:style-name="P4"><text:span text:style-name="T53"><text:tab/></text:span><text:span text:style-name="T87">Noiseless airplanes dropping bombs from g</text:span><text:span text:style-name="T53">reat heights</text:span><text:span text:style-name="T57"> [see height note later]</text:span></text:p>
      <text:p text:style-name="P2"><text:span text:style-name="T27">pg. 280. <text:s/></text:span><text:span text:style-name="T54">City in D</text:span><text:span text:style-name="T27">arkness.</text:span></text:p>
      <text:p text:style-name="P2"><text:span text:style-name="T27"><text:tab/></text:span><text:span text:style-name="T56">Succeeded in bringing down </text:span><text:span text:style-name="T27">3 bombing planes</text:span></text:p>
      <text:p text:style-name="P21"><text:tab/>US scouting planes sent out, then</text:p>
      <text:p text:style-name="P2"><text:span text:style-name="T27"><text:tab/></text:span><text:span text:style-name="T52">US fighting planes: </text:span><text:span text:style-name="T27">6 inch guns.</text:span></text:p>
      <text:p text:style-name="P2"><text:span text:style-name="T27"><text:tab/></text:span><text:span text:style-name="T52">Japanese </text:span><text:span text:style-name="T52">planes dropping bombs from </text:span><text:span text:style-name="T27">height of 60,000 to 80,000 ft.</text:span></text:p>
      <text:p text:style-name="P6"/>
      <text:p text:style-name="P5"><text:span text:style-name="T55">pg. 280. <text:s/>Battle raged thoughtout the </text:span><text:span text:style-name="T31">night.</text:span></text:p>
      <text:p text:style-name="P2"><text:span text:style-name="T55"><text:tab/>s</text:span><text:span text:style-name="T27">un rose </text:span><text:span text:style-name="T28">next morning. <text:s/></text:span></text:p>
      <text:p text:style-name="P2"><text:span text:style-name="T27"><text:tab/>Beautiful city of LA</text:span><text:span text:style-name="T52"> destroyed.</text:span></text:p>
      <text:p text:style-name="P22"><text:tab/>1000s of people had bee<text:span text:style-name="T58">n</text:span> killed. <text:s/></text:p>
      <text:p text:style-name="P22"><text:tab/>most of the important buildings had been destroyed.</text:p>
      <text:p text:style-name="P23"><text:tab/>destruction of the balance of the valuable property.</text:p>
      <text:p text:style-name="P2"><text:span text:style-name="T52">pg.281.<text:tab/></text:span><text:span text:style-name="T27">Lieutenant Gordon's heart broken</text:span><text:span text:style-name="T52"> at beautiful city of LA </text:span><text:span text:style-name="T58">surrendered or </text:span><text:span text:style-name="T52">destroyed.</text:span></text:p>
      <text:p text:style-name="P81"><text:tab/></text:p>
      <text:p text:style-name="P17"><text:span text:style-name="T101"><text:tab/>Planets at 1930-05-14</text:span><text:span text:style-name="T103"> (middle of May)</text:span><text:span text:style-name="T101">:</text:span></text:p>
      <text:p text:style-name="P81"><text:tab/>H.Mercury 222.6</text:p>
      <text:p text:style-name="P81"><text:tab/>H.Venus: 112.459</text:p>
      <text:p text:style-name="P81"><text:tab/>H.Earth: 233.157</text:p>
      <text:p text:style-name="P81"><text:tab/>H.Mars: 348.77</text:p>
      <text:p text:style-name="P81"><text:tab/>H.Jupiter: 85.393</text:p>
      <text:p text:style-name="P81"><text:tab/>H.Saturn: 277.145</text:p>
      <text:p text:style-name="P17"><text:span text:style-name="T101"><text:tab/></text:span><text:span text:style-name="T102">H.Mercury/H.Mars = 233.83</text:span></text:p>
      <text:p text:style-name="P82"><text:tab/>H.Mercury/H.Jupiter = 137.207</text:p>
      <text:p text:style-name="P82"><text:tab/>H.Mars/H.Jupiter = 263.377</text:p>
      <text:p text:style-name="P81"><text:soft-page-break/><text:tab/></text:p>
      <text:p text:style-name="P6"/>
      <text:p text:style-name="P42">1930-06-14.</text:p>
      <text:p text:style-name="P2"><text:span text:style-name="T27">pg. 283. <text:s/>LA Surrendered.</text:span><text:span text:style-name="T52"> <text:s/>White flags as </text:span><text:span text:style-name="T30">sign</text:span><text:span text:style-name="T52">al</text:span><text:span text:style-name="T59"> for the enemy planes to stop attacking</text:span><text:span text:style-name="T52">.</text:span></text:p>
      <text:p text:style-name="P25"><text:span text:style-name="T64"><text:tab/>Send no message to enemy </text:span><text:span text:style-name="T62">head</text:span><text:span text:style-name="T64">quarters in Mexico, but </text:span><text:span text:style-name="T42">wait</text:span><text:span text:style-name="T64"> and see.</text:span></text:p>
      <text:p text:style-name="P27"><text:tab/>Days of old tactics and war had changed.</text:p>
      <text:p text:style-name="P6"><text:tab/>H.Mercury 313<text:span text:style-name="T64">.02</text:span></text:p>
      <text:p text:style-name="P6"><text:tab/>H.Venus 162.8<text:span text:style-name="T64">27</text:span></text:p>
      <text:p text:style-name="P6"><text:tab/>H.Earth 26<text:span text:style-name="T64">2.891</text:span></text:p>
      <text:p text:style-name="P6"><text:tab/>H.Mars 8<text:span text:style-name="T64">.14 <text:s/>[H.Mars moved </text:span><text:span text:style-name="T65">37 degrees</text:span><text:span text:style-name="T64"> since 1930-04-16 Mexico base headquarters.]</text:span></text:p>
      <text:p text:style-name="P6"><text:tab/>H.Jupiter 88<text:span text:style-name="T64">.056</text:span></text:p>
      <text:p text:style-name="P28"><text:tab/>H.Saturn 278.079</text:p>
      <text:p text:style-name="P10"><text:span text:style-name="T69">pg. 284. <text:s/>After LA surrender and white flags, days went by and there were no more attacks or </text:span><text:span text:style-name="T34">word</text:span><text:span text:style-name="T69"> from enemy headquarters.</text:span><text:span text:style-name="T70"> <text:s/>I.C. were restlessly </text:span><text:span text:style-name="T35">wait</text:span><text:span text:style-name="T70">ing orders to go into action along the Rio Grande.</text:span></text:p>
      <text:p text:style-name="P29">pg. 283. Plan was discussed for crossing the Rio Grande into Mexico to capture the supply base of the enemy.</text:p>
      <text:p text:style-name="P30"/>
      <text:p text:style-name="P47"><text:span text:style-name="T35">Night of 1930-08-01</text:span><text:span text:style-name="T70">:</text:span></text:p>
      <text:p text:style-name="P31">pg. 285. <text:s/>Enemy planes crossed the Rio Grande and dropped bombs all along from Brownsville to El Paso.</text:p>
      <text:p text:style-name="P11"><text:span text:style-name="T70"><text:tab/>&gt; 100,000 men among the I.C.</text:span><text:span text:style-name="T80"> (93)</text:span></text:p>
      <text:p text:style-name="P31"><text:tab/>5 enemy planes brought down along the entire lines.</text:p>
      <text:p text:style-name="P31"><text:tab/>&gt; 200 of American airplanes destroyed by bombs dropping on them from above.</text:p>
      <text:p text:style-name="P12"><text:span text:style-name="T70"><text:tab/>"last night"</text:span><text:span text:style-name="T72">.There is but one hope. </text:span></text:p>
      <text:p text:style-name="P32"><text:tab/>Get planes that will rise to height where we can reach enemy.</text:p>
      <text:p text:style-name="P31"><text:tab/>Quote with 61 words, 191 letters.</text:p>
      <text:p text:style-name="P31"/>
      <text:p text:style-name="P11"><text:span text:style-name="T70"><text:tab/></text:span><text:span text:style-name="T71">[</text:span><text:span text:style-name="T70">Planets at </text:span><text:span text:style-name="T71">1930-08-01 </text:span><text:span text:style-name="T70">noon NYC:</text:span></text:p>
      <text:p text:style-name="P91"><text:span text:style-name="T124"><text:tab/>G.Moon: 221.015</text:span></text:p>
      <text:p text:style-name="P91"><text:span text:style-name="T124"><text:tab/>G.Mercury: 145.959</text:span></text:p>
      <text:p text:style-name="P91"><text:span text:style-name="T124"><text:tab/>G.Venus: 170.668</text:span></text:p>
      <text:p text:style-name="P91"><text:span text:style-name="T124"><text:tab/>G.Sun: 128.703</text:span></text:p>
      <text:p text:style-name="P91"><text:span text:style-name="T124"><text:tab/>G.Mars: 72.513</text:span></text:p>
      <text:p text:style-name="P91"><text:span text:style-name="T124"><text:tab/>G.Jupiter: 97.953</text:span></text:p>
      <text:p text:style-name="P91"><text:span text:style-name="T124"><text:tab/>G.Saturn: 276.432</text:span></text:p>
      <text:p text:style-name="P91"><text:span text:style-name="T124"><text:tab/>G.Uranus: 15.326</text:span></text:p>
      <text:p text:style-name="P91"><text:span text:style-name="T124"><text:tab/>G.TrueNorthNode: 27.287</text:span></text:p>
      <text:p text:style-name="P31"><text:tab/>H.Mercury 193.52</text:p>
      <text:p text:style-name="P11"><text:span text:style-name="T70"><text:tab/>H.Venus 240.0</text:span><text:span text:style-name="T73"> [rluu_20140224: Is Rio Grande at 0 Leo?]</text:span></text:p>
      <text:p text:style-name="P31"><text:tab/>H.Earth 308.7</text:p>
      <text:p text:style-name="P31"><text:tab/>H.Mars 36.88</text:p>
      <text:p text:style-name="P31"><text:tab/>H.Jupiter 92.157</text:p>
      <text:p text:style-name="P83"><text:tab/>H.Saturn 279.52</text:p>
      <text:p text:style-name="P84"><text:tab/>H.Mercury/H.Mars: 156.64</text:p>
      <text:p text:style-name="P84"><text:tab/>H.Mercury/H.Jupiter: 101.363</text:p>
      <text:p text:style-name="P18"><text:span text:style-name="T109"><text:tab/>H.Mars/H.Jupiter: 304.723 </text:span><text:span text:style-name="T71">]</text:span></text:p>
      <text:p text:style-name="P31"/>
      <text:p text:style-name="P14"><text:span text:style-name="T76">pg. 289. <text:s/>After the night attack and the great destruction alon</text:span><text:span text:style-name="T86">g</text:span><text:span text:style-name="T76"> the Rio Grande,</text:span></text:p>
      <text:p text:style-name="P14"><text:span text:style-name="T76"><text:tab/>American forces </text:span><text:span text:style-name="T36">wait</text:span><text:span text:style-name="T76">ed anxiously and in peril for another attack. <text:s/></text:span></text:p>
      <text:p text:style-name="P14"><text:span text:style-name="T76"><text:tab/>Days went by without any </text:span><text:span text:style-name="T36">sign</text:span><text:span text:style-name="T76"> from the enemy.</text:span></text:p>
      <text:p text:style-name="P14"><text:span text:style-name="T76"><text:tab/>LA not been molested, and the mystery was </text:span><text:span text:style-name="T36">deep</text:span><text:span text:style-name="T76">ening as to enemy plans and next move.</text:span></text:p>
      <text:p text:style-name="P14"><text:soft-page-break/><text:span text:style-name="T76">General Pearson ordered one of the planes from </text:span><text:span text:style-name="T77">the</text:span><text:span text:style-name="T76"> "Tokyo J-1" sent to Major Electric Company</text:span><text:span text:style-name="T83"> (</text:span><text:span text:style-name="T40">45</text:span><text:span text:style-name="T84">,</text:span><text:span text:style-name="T83">3)</text:span><text:span text:style-name="T76"> in </text:span><text:span text:style-name="T78">the</text:span><text:span text:style-name="T76"> </text:span><text:span text:style-name="T36">East </text:span><text:span text:style-name="T76">where they could experiment with it and make some</text:span><text:span text:style-name="T79"> </text:span><text:span text:style-name="T76">planes like it or better ones. <text:s/>[Connection to pg. 310-311].</text:span></text:p>
      <text:p text:style-name="P33"><text:tab/>Gave one of the planes to Captain Gordon and the other to Captain Kennelworth to be put into service.</text:p>
      <text:p text:style-name="P34"><text:tab/>Captain Gordon asked that they be permitted to go into Meixco, locate the enemy's headquarters and try to destroy more of their ships, but the General refused to grant this request. <text:s/></text:p>
      <text:p text:style-name="P35"/>
      <text:p text:style-name="P40"><text:span text:style-name="T93">Morning of 1930-08-03</text:span>.</text:p>
      <text:p text:style-name="P26">pg. 286. <text:s/>Mother ship over El Paso.</text:p>
      <text:p text:style-name="P48"><text:span text:style-name="T66">Captain RG asks General Pearson for permission to go on a scouting expedition over Mexico and up and down the Rio Grande. <text:s/>Captain RG travels across Arizona and New Mexico, and as he neared El Paso, saw the largest airship that he had ever seen before slowly drifting over El Paso. <text:s/>Mother ship, very high. <text:s/>RG circles it at a great distance. <text:s/>Mother ship slows down and comes to a </text:span><text:span text:style-name="T66">complete standstill. <text:s/>It anchors in the air and </text:span><text:span text:style-name="T67">takes measurements over El Paso.</text:span></text:p>
      <text:p text:style-name="P26"><text:tab/>Captain RG. <text:s/></text:p>
      <text:p text:style-name="P26"><text:tab/>Giant plane.</text:p>
      <text:p text:style-name="P36"><text:tab/>[1930-08-03 planets at NYC noon:</text:p>
      <text:p text:style-name="P93"><text:span text:style-name="T125"><text:tab/>G.Moon: 246.602</text:span></text:p>
      <text:p text:style-name="P93"><text:span text:style-name="T125"><text:tab/>G.Mercury: 149.345</text:span></text:p>
      <text:p text:style-name="P93"><text:span text:style-name="T125"><text:tab/>G.Venus: 172.925</text:span></text:p>
      <text:p text:style-name="P93"><text:span text:style-name="T125"><text:tab/>G.Sun: 130.618</text:span></text:p>
      <text:p text:style-name="P93"><text:span text:style-name="T125"><text:tab/>G.Mars: 73.86</text:span></text:p>
      <text:p text:style-name="P93"><text:span text:style-name="T125"><text:tab/>G.Jupiter: 98.374</text:span></text:p>
      <text:p text:style-name="P93"><text:span text:style-name="T125"><text:tab/>G.Saturn: 276.321</text:span></text:p>
      <text:p text:style-name="P93"><text:span text:style-name="T125"><text:tab/>G.Uranus: 15.3</text:span></text:p>
      <text:p text:style-name="P93"><text:span text:style-name="T125"><text:tab/>G.TrueNorthNode: 27.235</text:span></text:p>
      <text:p text:style-name="P93"><text:span text:style-name="T125"/></text:p>
      <text:p text:style-name="P26"><text:tab/>H.Mercury 200.5</text:p>
      <text:p text:style-name="P26"><text:tab/>H.Venus 243.2</text:p>
      <text:p text:style-name="P26"><text:tab/>H.Earth 310.6</text:p>
      <text:p text:style-name="P8"><text:span text:style-name="T58"><text:tab/>H.Mars<text:tab/>38</text:span><text:span text:style-name="T68">.03</text:span></text:p>
      <text:p text:style-name="P8"><text:span text:style-name="T58"><text:tab/>H.Jupiter 92.3</text:span><text:span text:style-name="T68">27</text:span></text:p>
      <text:p text:style-name="P36"><text:tab/>H.Saturn 279.585]</text:p>
      <text:p text:style-name="P85"><text:tab/>[H.Mercury moves about 3.5 degrees in one day during this time period.]</text:p>
      <text:p text:style-name="P85"><text:tab/>[H.Mercury/H.Mars is: 162.47]</text:p>
      <text:p text:style-name="P87"><text:tab/>[H.Mercury/H.Jupiter is: 108]</text:p>
      <text:p text:style-name="P86"><text:tab/>[H.Mars/H.Jupiter is: 305]</text:p>
      <text:p text:style-name="P88"/>
      <text:p text:style-name="P37">pg. 287. <text:s/>Captain Gordon started out on a bombing plane and rises as high as he could, sail swiftly over this monster and drop bombs. <text:s/></text:p>
      <text:p text:style-name="P37"><text:tab/>Automatic control: started dropping bombs.</text:p>
      <text:p text:style-name="P37"><text:tab/>First bomb hit ship near middle. <text:s/>Tearing hole in it.</text:p>
      <text:p text:style-name="P37"><text:tab/>Now was the time to get in his effective work.</text:p>
      <text:p text:style-name="P37"><text:tab/>Dropping lower, he let go more bombs, striking the giant ship both in the front and rear.</text:p>
      <text:p text:style-name="P37"><text:tab/>It started to fall rapidly, and he followed it down, and got close enough to see that there were still men on board alive, so he let go more bombs and in a few minutes there was nothing but a wreck of the dreadnought of death which had ever floated over American soil.</text:p>
      <text:p text:style-name="P37">pg. 287. <text:s/>Before venturing to land, Captain Gordon ascended to a great height, circled the sky to see if there were any more enemy ships in sight which might endanger his life. <text:s/>Finding the air clear, he immediately radioed the news with his Pocket-Radio to Captain Kennelworth who was then stationed at San Diego.</text:p>
      <text:p text:style-name="P37"><text:tab/>The news quickly flased to General Pearson's headquarters.</text:p>
      <text:p text:style-name="P37"><text:soft-page-break/><text:tab/>Giant ship was a mother ship more than 600 feet long. <text:s/>"Tokyo J-1".</text:p>
      <text:p text:style-name="P37"><text:tab/>25 bombing planes, with collapsible wings.</text:p>
      <text:p text:style-name="P37"><text:tab/>Powerful searchlights carrying bombs and poisonous gases.</text:p>
      <text:p text:style-name="P37"><text:tab/>More than 100 officers and aviators aboard when the airship when it fell.</text:p>
      <text:p text:style-name="P37"><text:tab/>All were killed but two.</text:p>
      <text:p text:style-name="P38"><text:tab/>3 enemy planes damaged badly.</text:p>
      <text:p text:style-name="P13"><text:span text:style-name="T74"><text:tab/>Captain Gordon and Captain Kennelwroth tested these planes after they were put back in working order and found that they were high altitude planes and could rise higher than any of the planes used by the US.</text:span><text:span text:style-name="T75"> <text:s/>This was a great </text:span><text:span text:style-name="T37">v</text:span><text:span text:style-name="T38">ictory</text:span><text:span text:style-name="T75">. <text:s/></text:span></text:p>
      <text:p text:style-name="P15"><text:span text:style-name="T81">pg. 288. <text:s/></text:span><text:span text:style-name="T39">News</text:span><text:span text:style-name="T81"> of great </text:span><text:span text:style-name="T39">victory </text:span><text:span text:style-name="T81">sent to President of US. <text:s/>He ordered General Pearson to decorate Captain Gordon with the </text:span><text:span text:style-name="T39">Cross of Aviation</text:span><text:span text:style-name="T81">. <text:s/>Personal appreciation.</text:span></text:p>
      <text:p text:style-name="P15"><text:span text:style-name="T81">Afternoon newspapers in every large city in </text:span><text:span text:style-name="T85">the</text:span><text:span text:style-name="T81"> US carried big headlines: [11 words, 62 letters].</text:span></text:p>
      <text:p text:style-name="P16"><text:span text:style-name="T41">Tide</text:span><text:span text:style-name="T82"> was at last turning.</text:span></text:p>
      <text:p text:style-name="P39">Now some way would be found to destroy more of the enemy's giant ships.</text:p>
      <text:p text:style-name="P49"/>
      <text:p text:style-name="P49"/>
      <text:p text:style-name="P53"/>
      <text:p text:style-name="P55">pg. 290.</text:p>
      <text:p text:style-name="P60">September 1930.</text:p>
      <text:p text:style-name="P55">Attack on San Francisco.</text:p>
      <text:p text:style-name="P55">High altitude.</text:p>
      <text:p text:style-name="P55"><text:span text:style-name="T96">Captain Gordon and </text:span><text:span text:style-name="T117">K</text:span><text:span text:style-name="T96">ennelworth to defend city using Japanese planes from wreck of </text:span>Tokyo J-1.</text:p>
      <text:p text:style-name="P55">Earthquake 1906 connection.</text:p>
      <text:p text:style-name="P94">"planes by the thousands"</text:p>
      <text:p text:style-name="P95">More than 3,000 of this country's airplanes lost.</text:p>
      <text:p text:style-name="P95">Almost half of the population had been wiped out.</text:p>
      <text:p text:style-name="P95">Captain Kennelworth reported how effectively he had worked over the enemy planes and how many he had destroyed.</text:p>
      <text:p text:style-name="P95">Several hundred of the enemy's planes had been brought down.</text:p>
      <text:p text:style-name="P96"><text:tab/>[Planets on 1930-09-01:</text:p>
      <text:p text:style-name="P96"><text:tab/>H.Mercury: 284.617</text:p>
      <text:p text:style-name="P96"><text:tab/>H.Venus: 289.232</text:p>
      <text:p text:style-name="P96"><text:tab/>H.Earth: 338.524</text:p>
      <text:p text:style-name="P96"><text:tab/>H.Mars: 54.345</text:p>
      <text:p text:style-name="P96"><text:tab/>H.Jupiter: 94.79</text:p>
      <text:p text:style-name="P97"><text:tab/>H.Saturn: 280.459</text:p>
      <text:p text:style-name="P98"><text:tab/>H.Mercury/H.Mars: 230.272</text:p>
      <text:p text:style-name="P98"><text:tab/>H.Mercury/H.Jupiter: 189.827</text:p>
      <text:p text:style-name="P52"><text:span text:style-name="T106"><text:tab/>H.Mars/H.Jupiter: 319.555</text:span><text:span text:style-name="T107">]</text:span></text:p>
      <text:p text:style-name="P96"/>
      <text:p text:style-name="P99"><text:tab/>[Planets on 1930-09-15:</text:p>
      <text:p text:style-name="P99"><text:tab/>H.Mercury: 331.596</text:p>
      <text:p text:style-name="P99"><text:tab/>H.Venus: 311.365</text:p>
      <text:p text:style-name="P99"><text:tab/>H.Earth: 352.121</text:p>
      <text:p text:style-name="P99"><text:tab/>H.Mars: 61.935</text:p>
      <text:p text:style-name="P99"><text:tab/>H.Jupiter: 95.976</text:p>
      <text:p text:style-name="P99"><text:tab/>H.Saturn: 280.881</text:p>
      <text:p text:style-name="P99"><text:tab/>H.Mercury/H.Mars: 269.661</text:p>
      <text:p text:style-name="P99"><text:tab/>H.Mercury/H.Jupiter: 235.62</text:p>
      <text:p text:style-name="P99"><text:tab/>H.Mars/H.Jupiter: 325.959]</text:p>
      <text:p text:style-name="P99"/>
      <text:p text:style-name="P100"><text:tab/>[Planets on 1930-09-30:</text:p>
      <text:p text:style-name="P100"><text:tab/>H.Mercury: 45.941</text:p>
      <text:p text:style-name="P100"><text:soft-page-break/><text:tab/>H.Venus: 335.111</text:p>
      <text:p text:style-name="P100"><text:tab/>H.Earth: 6.8</text:p>
      <text:p text:style-name="P100"><text:tab/>H.Mars: 69.87</text:p>
      <text:p text:style-name="P100"><text:tab/>H.Jupiter: 97.244</text:p>
      <text:p text:style-name="P100"><text:tab/>H.Saturn: 281.333</text:p>
      <text:p text:style-name="P100"><text:tab/>H.Mercury/H.Mars: 336.071</text:p>
      <text:p text:style-name="P100"><text:tab/>H.Mercury/H.Jupiter: 308.697</text:p>
      <text:p text:style-name="P100"><text:tab/>H.Mars/H.Jupiter: 332.626]</text:p>
      <text:p text:style-name="P100"><text:tab/></text:p>
      <text:p text:style-name="P100"/>
      <text:p text:style-name="P50"><text:span text:style-name="T97">pg. 292</text:span><text:span text:style-name="T100">-293</text:span></text:p>
      <text:p text:style-name="P50"><text:span text:style-name="T97">Captain Gordon taken prisoner, </text:span><text:span text:style-name="T99">on</text:span><text:span text:style-name="T97"> giant plane anchored.</text:span></text:p>
      <text:p text:style-name="P51"><text:span text:style-name="T98">As soon as they had landed with him, his mind went back to the days of his youth, when he had built his first bicycle to ride on the water</text:span><text:span text:style-name="T104"> [pg. 10-11]</text:span><text:span text:style-name="T98">, and when he had read the Bible and talked about the wars to come and made his plans for the great airship. He recalled the dream his mother had which greatly disturbed her.</text:span><text:span text:style-name="T105"> [pg. 8-9].</text:span><text:span text:style-name="T98"> She told him she dreamed that she saw San Francisco destroyed by some terrible machine and that one of her sons had nearly lost his life there. He thought of how his mother had told him about his oldest brother losing his life in the San Francisco earthquake </text:span><text:span text:style-name="T105">[pg. 1</text:span><text:span text:style-name="T105">] </text:span><text:span text:style-name="T98">and he wondered if now he was to lose his life there, because he </text:span><text:span text:style-name="T98">felt that the Japs were very treacherous and would probably not keep him a prisoner but would take his life. He prayed for his dear old mother and prayed for Marie that she might be safe and her life be spared, no matter what his fate might be.</text:span></text:p>
      <text:p text:style-name="P101"/>
      <text:p text:style-name="P56">pg. 339. <text:s/>Gordon captured at the battle of San Francisco. <text:s/>He was flying one of Japan's planes which was on board the Tokyo.</text:p>
      <text:p text:style-name="P56"/>
      <text:p text:style-name="P61">[Before end of June, [1931]]</text:p>
      <text:p text:style-name="P103">pg. 310-311.</text:p>
      <text:p text:style-name="P76"><text:span text:style-name="T10">Colonel Walter Kennelw</text:span><text:span text:style-name="T24">or</text:span><text:span text:style-name="T10">th sent to Cair</text:span><text:span text:style-name="T23">o</text:span><text:span text:style-name="T10"> with new plane by </text:span><text:span text:style-name="T11">Major Electric Co.</text:span><text:span text:style-name="T10"> (</text:span><text:span text:style-name="T11">45</text:span><text:span text:style-name="T10">, 3)</text:span></text:p>
      <text:p text:style-name="P57">Circled the sky at a high altitude, watching for an opportunity.</text:p>
      <text:p text:style-name="P58">Finally, seeing the airplanes receding from Cairo, when they thought they had completed the destruction, he pressed a button and turned loose the powerful electric ray.</text:p>
      <text:p text:style-name="P76"><text:span text:style-name="T9">First real </text:span><text:span text:style-name="T12">victory</text:span><text:span text:style-name="T13"> </text:span><text:span text:style-name="T19">since Colonel Gordon destroyed the Tokyo J-1.</text:span></text:p>
      <text:p text:style-name="P76"><text:span text:style-name="T14">News</text:span><text:span text:style-name="T20"> flashed all over the US.</text:span></text:p>
      <text:p text:style-name="P76"><text:span text:style-name="T20">People on the East coast from Boston to Miami who feared destruction at any minute, breathed a sigh of relief and hoped that this would </text:span><text:span text:style-name="T14">turn the tide</text:span><text:span text:style-name="T20">.</text:span></text:p>
      <text:p text:style-name="P59"/>
      <text:p text:style-name="P54"/>
      <text:p text:style-name="P62">About the end of June, [1931].</text:p>
      <text:p text:style-name="P76"><text:span text:style-name="T9">pg. 311. <text:s/></text:span><text:span text:style-name="T10">Cairo taken over. <text:s/></text:span></text:p>
      <text:p text:style-name="P76"><text:span text:style-name="T17">After disaster to hydroplanes which had been marching up the Mississippi, the enemy air fleet ceased its attacks for a while, but about the end of June, the an air fleet swarmed over Cairo. <text:s/>Officers were put in </text:span><text:span text:style-name="T15">charge</text:span><text:span text:style-name="T17"> of the town.</text:span></text:p>
      <text:p text:style-name="P102"><text:span text:style-name="T120"><text:tab/>Planets on 1931-06-27</text:span><text:span text:style-name="T121"> [Exact date not known]</text:span><text:span text:style-name="T120">:</text:span></text:p>
      <text:p text:style-name="P102"><text:span text:style-name="T120"><text:tab/>G.Moon: 246.0</text:span></text:p>
      <text:p text:style-name="P102"><text:span text:style-name="T120"><text:tab/>G.Mercury: 92.487</text:span></text:p>
      <text:p text:style-name="P102"><text:span text:style-name="T120"><text:tab/>G.Venus: 75.475</text:span></text:p>
      <text:p text:style-name="P102"><text:span text:style-name="T120"><text:tab/>G.Sun: 95.07</text:span></text:p>
      <text:p text:style-name="P102"><text:span text:style-name="T120"><text:tab/>G.Mars: 159.374</text:span></text:p>
      <text:p text:style-name="P102"><text:span text:style-name="T120"><text:tab/>G.Jupiter: 115.70</text:span></text:p>
      <text:p text:style-name="P102"><text:span text:style-name="T120"><text:tab/>G.Saturn: 291.09</text:span></text:p>
      <text:p text:style-name="P102"><text:span text:style-name="T120"><text:tab/>G.TrueNorthNode: 10.627</text:span></text:p>
      <text:p text:style-name="P102"><text:span text:style-name="T120"><text:tab/>G.Uranus: 19.059</text:span></text:p>
      <text:p text:style-name="P102"><text:soft-page-break/><text:span text:style-name="T120"><text:tab/>H.Mercury: 83.899</text:span></text:p>
      <text:p text:style-name="P102"><text:span text:style-name="T120"><text:tab/>H.Venus: 47.31</text:span></text:p>
      <text:p text:style-name="P102"><text:span text:style-name="T120"><text:tab/>H.Earth: 275.07</text:span></text:p>
      <text:p text:style-name="P102"><text:span text:style-name="T120"><text:tab/>H.Mars: 1</text:span><text:span text:style-name="T120">93.598</text:span></text:p>
      <text:p text:style-name="P102"><text:span text:style-name="T120"><text:tab/>H.Jupiter: 119.615</text:span></text:p>
      <text:p text:style-name="P102"><text:span text:style-name="T120"><text:tab/>H.Saturn: 289.486</text:span></text:p>
      <text:p text:style-name="P102"><text:span text:style-name="T120"><text:tab/>H.Uranus: 16.231</text:span></text:p>
      <text:p text:style-name="P54"/>
      <text:p text:style-name="P54"/>
      <text:p text:style-name="P61">July 4, 1931.</text:p>
      <text:p text:style-name="P63">[=444 days = 12 * 37 days since 1930-04-16].</text:p>
      <text:p text:style-name="P76"><text:span text:style-name="T17">pg. 313. <text:s/></text:span><text:span text:style-name="T21">People</text:span><text:span text:style-name="T17"> all over US celebrating victory at Cairo</text:span><text:span text:style-name="T22"> where English and German battleships and hydroplanes had been destroyed.</text:span></text:p>
      <text:p text:style-name="P76"><text:span text:style-name="T18">pg. 313. <text:s/>Colonel Gordon had sent out a scouting expedition with some of the planes equiped with powerful </text:span><text:span text:style-name="T16">searchlights</text:span><text:span text:style-name="T18"> and they had discovered several mother supply ships, like the "Tokyo" </text:span><text:span text:style-name="T16">anchored</text:span><text:span text:style-name="T18"> </text:span><text:span text:style-name="T16">at</text:span><text:span text:style-name="T18"> </text:span><text:span text:style-name="T16">great</text:span><text:span text:style-name="T18"> </text:span><text:span text:style-name="T16">heights</text:span><text:span text:style-name="T18"> above Cairo.</text:span></text:p>
      <text:p text:style-name="P76"><text:span text:style-name="T18"/></text:p>
      <text:p text:style-name="P114"><text:span text:style-name="T25"><text:tab/>Planets on 1931-07-04:</text:span></text:p>
      <text:p text:style-name="P114"><text:span text:style-name="T25"><text:tab/>G.Moon: 335.937</text:span></text:p>
      <text:p text:style-name="P114"><text:span text:style-name="T25"><text:tab/>G.Mercury: 107.6</text:span></text:p>
      <text:p text:style-name="P114"><text:span text:style-name="T25"><text:tab/>G.Venus: 83.99</text:span></text:p>
      <text:p text:style-name="P114"><text:span text:style-name="T25"><text:tab/>G.Sun: 101.745</text:span></text:p>
      <text:p text:style-name="P114"><text:span text:style-name="T25"><text:tab/>G.Mars: 163.357</text:span></text:p>
      <text:p text:style-name="P114"><text:span text:style-name="T25"><text:tab/>G.Jupiter: 117.226</text:span></text:p>
      <text:p text:style-name="P114"><text:span text:style-name="T25"><text:tab/>G.Saturn: 290.592</text:span></text:p>
      <text:p text:style-name="P114"><text:span text:style-name="T25"><text:tab/>G.</text:span><text:span text:style-name="T26">U</text:span><text:span text:style-name="T25">ranus: 19.198</text:span></text:p>
      <text:p text:style-name="P114"><text:span text:style-name="T25"><text:tab/>G.TrueNorthNode: 9.44</text:span></text:p>
      <text:p text:style-name="P114"><text:span text:style-name="T25"><text:tab/>H.Mercury: 126.257</text:span></text:p>
      <text:p text:style-name="P114"><text:span text:style-name="T25"><text:tab/>H.Venus: 58.546</text:span></text:p>
      <text:p text:style-name="P114"><text:span text:style-name="T25"><text:tab/>H.Earth: 281.745</text:span></text:p>
      <text:p text:style-name="P114"><text:span text:style-name="T25"><text:tab/>H.Mars: 196.8</text:span></text:p>
      <text:p text:style-name="P114"><text:span text:style-name="T25"><text:tab/>H.Jupiter: 120.184</text:span></text:p>
      <text:p text:style-name="P114"><text:span text:style-name="T25"><text:tab/>H.Saturn: 289.698</text:span></text:p>
      <text:p text:style-name="P114"><text:span text:style-name="T25"><text:tab/>H.Uranus: 16.3</text:span></text:p>
      <text:p text:style-name="P76"><text:span text:style-name="T18"/></text:p>
      <text:p text:style-name="P76"><text:span text:style-name="T18"/></text:p>
      <text:p text:style-name="P115"><text:span text:style-name="T111">pg. 313. <text:s/></text:span><text:span text:style-name="T118">Mother ships anchored means </text:span><text:span text:style-name="T110">preparations being made to attack</text:span><text:span text:style-name="T111"> (</text:span><text:span text:style-name="T119">C</text:span><text:span text:style-name="T111">entral </text:span><text:span text:style-name="T119">L</text:span><text:span text:style-name="T111">ines)</text:span><text:span text:style-name="T110">:</text:span></text:p>
      <text:p text:style-name="P115"><text:span text:style-name="T110">- </text:span><text:span text:style-name="T46">St. Louis</text:span><text:span text:style-name="T110">.</text:span><text:span text:style-name="T111"> <text:s/>pg. 315 </text:span><text:span text:style-name="T49">Early partof August 1931</text:span><text:span text:style-name="T45"> <text:s/></text:span><text:span text:style-name="T5">Surrendered in 14 days. <text:s/>US factories &gt; 1000. <text:s/></text:span><text:span text:style-name="T45">H</text:span><text:span text:style-name="T5">enry </text:span><text:span text:style-name="T45">M</text:span><text:span text:style-name="T5">otor Company of Detroit. <text:s/>New long range gun. <text:s/>Southern and Eastern wings. <text:s/>&gt; 500 of enemy planes. <text:s/>US lost about 200 planes. <text:s/>Hopeless. <text:s/>Enemy took charge of St. Louis.</text:span></text:p>
      <text:p text:style-name="P115"><text:span text:style-name="T110">- </text:span><text:span text:style-name="T46">Mississppi</text:span><text:span text:style-name="T111"> </text:span></text:p>
      <text:p text:style-name="P116"><text:span text:style-name="T111">- </text:span><text:span text:style-name="T46">Great Lakes</text:span><text:span text:style-name="T45">.</text:span><text:span text:style-name="T111"> <text:s/>pg. 317. <text:s/></text:span><text:span text:style-name="T49">Early part of September 1931.</text:span><text:span text:style-name="T111"> <text:s/>Long range gun.</text:span></text:p>
      <text:p text:style-name="P116"><text:span text:style-name="T110">- </text:span><text:span text:style-name="T46">Chicago</text:span><text:span text:style-name="T111">. <text:s/>pg. 320. <text:s text:c="2"/></text:span><text:span text:style-name="T49">Night of 1931-10-02 to Morning of 1931-10-03. <text:s text:c="2"/></text:span></text:p>
      <text:p text:style-name="P117"><text:span text:style-name="T111"><text:tab/>- &gt; 50,00 planes. <text:s/></text:span></text:p>
      <text:p text:style-name="P117"><text:span text:style-name="T111"><text:tab/>England, Germany and Russia. <text:s/>Giant dreadnought battle planes. <text:s/>Largest that had ever been used in the War in the Air.</text:span></text:p>
      <text:p text:style-name="P117"><text:span text:style-name="T111"><text:tab/>- 12 to 36 inch guns.</text:span></text:p>
      <text:p text:style-name="P117"><text:span text:style-name="T111"><text:tab/>- 12 cyclinder motors. </text:span></text:p>
      <text:p text:style-name="P117"><text:span text:style-name="T111"><text:tab/>- Radio current.</text:span></text:p>
      <text:p text:style-name="P117"><text:span text:style-name="T111"><text:tab/>-Board of Trade Building, Post Office and other Government buildings.</text:span></text:p>
      <text:p text:style-name="P104"><text:span text:style-name="T111"><text:tab/>- large plane with white flags floating from wings.</text:span></text:p>
      <text:p text:style-name="P105"><text:span text:style-name="T112"><text:tab/>- Broken heart.</text:span><text:span text:style-name="T113"> <text:s/>Great odds.</text:span></text:p>
      <text:p text:style-name="P106"><text:span text:style-name="T114"><text:tab/>- Greatest destruction in history of the world.</text:span></text:p>
      <text:p text:style-name="P107"><text:soft-page-break/><text:span text:style-name="T115"><text:tab/>- &gt; 25,000 US planes lost.</text:span></text:p>
      <text:p text:style-name="P108"><text:span text:style-name="T116"><text:tab/>- SIGN</text:span></text:p>
      <text:p text:style-name="P108"><text:span text:style-name="T116"/></text:p>
      <text:p text:style-name="P106"><text:span text:style-name="T114"/></text:p>
      <text:p text:style-name="P104"><text:span text:style-name="T111"/></text:p>
      <text:p text:style-name="P104"><text:span text:style-name="T111"/></text:p>
      <text:p text:style-name="P109"/>
      <text:p text:style-name="P110"><text:span text:style-name="T123">pg. 319</text:span></text:p>
      <text:p text:style-name="P112"><text:span text:style-name="T123">Night of October 1, [1931].</text:span></text:p>
      <text:p text:style-name="P110"><text:span text:style-name="T123">Forces from Mexico attacked El Paso.</text:span></text:p>
      <text:p text:style-name="P111"><text:span text:style-name="T124"><text:tab/>Planets on 1931-10-01:</text:span></text:p>
      <text:p text:style-name="P111"><text:span text:style-name="T124"><text:tab/>G.Moon: 60.98</text:span></text:p>
      <text:p text:style-name="P111"><text:span text:style-name="T124"><text:tab/>G.Mercury: 174.653</text:span></text:p>
      <text:p text:style-name="P111"><text:span text:style-name="T124"><text:tab/>G.Venus: 193.86</text:span></text:p>
      <text:p text:style-name="P111"><text:span text:style-name="T124"><text:tab/>G.Sun: 187.55</text:span></text:p>
      <text:p text:style-name="P111"><text:span text:style-name="T124"><text:tab/>G.Mars: 219.746</text:span></text:p>
      <text:p text:style-name="P111"><text:span text:style-name="T124"><text:tab/>G.Jupiter: 135.906</text:span></text:p>
      <text:p text:style-name="P111"><text:span text:style-name="T124"><text:tab/>G.Saturn: 286.728</text:span></text:p>
      <text:p text:style-name="P111"><text:span text:style-name="T124"><text:tab/>G.Uranus: 17.781</text:span></text:p>
      <text:p text:style-name="P111"><text:span text:style-name="T124"><text:tab/>G.TrueNorthNode: 5.378</text:span></text:p>
      <text:p text:style-name="P111"><text:span text:style-name="T124"><text:tab/>H.Mercury: 131.988</text:span></text:p>
      <text:p text:style-name="P111"><text:span text:style-name="T124"><text:tab/>H.Venus: 202.632</text:span></text:p>
      <text:p text:style-name="P111"><text:span text:style-name="T124"><text:tab/>H.Earth: 7.553</text:span></text:p>
      <text:p text:style-name="P111"><text:span text:style-name="T124"><text:tab/>H.Mars: 240.263</text:span></text:p>
      <text:p text:style-name="P111"><text:span text:style-name="T124"><text:tab/>H.Jupiter: 127.372</text:span></text:p>
      <text:p text:style-name="P111"><text:span text:style-name="T124"><text:tab/>H.Saturn: 292.393</text:span></text:p>
      <text:p text:style-name="P111"><text:span text:style-name="T124"><text:tab/>H.Uranus: 17.272</text:span></text:p>
      <text:p text:style-name="P89"><text:span text:style-name="T7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Lohit Hindi1" svg:font-family="'Lohit Hindi'"/>
    <style:font-face style:name="Georgia" svg:font-family="Georgia" style:font-family-generic="roman"/>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8-21T12:17:56</meta:creation-date>
    <dc:date>2014-03-19T20:34:49</dc:date>
    <meta:editing-duration>P1DT4H12M14S</meta:editing-duration>
    <meta:editing-cycles>119</meta:editing-cycles>
    <meta:generator>LibreOffice/3.6$Linux_X86_64 LibreOffice_project/360m1$Build-304</meta:generator>
    <meta:print-date>2014-03-06T20:01:28</meta:print-date>
    <dc:creator>Ryan </dc:creator>
    <meta:printed-by>Ryan </meta:printed-by>
    <meta:document-statistic meta:table-count="0" meta:image-count="0" meta:object-count="0" meta:page-count="9" meta:paragraph-count="328" meta:word-count="2641" meta:character-count="15989" meta:non-whitespace-character-count="13297"/>
  </office:meta>
</office:document-meta>
</file>